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9mm"/>
    </style:style>
    <style:style style:name="co2" style:family="table-column">
      <style:table-column-properties fo:break-before="auto" style:column-width="32.9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ain_log__LR_004" table:style-name="ta1">
        <table:shapes>
          <draw:frame draw:z-index="0" draw:style-name="gr1" draw:text-style-name="P1" svg:width="258.43mm" svg:height="89.91mm" svg:x="0.39mm" svg:y="230.56mm">
            <loext:p draw:notify-on-update-of-ranges="train_log__LR_004.A1:train_log__LR_004.A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58.29mm" svg:height="89.91mm" svg:x="0.65mm" svg:y="321.27mm">
            <loext:p draw:notify-on-update-of-ranges="train_log__LR_004.B1:train_log__LR_004.B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58.55mm" svg:height="89.91mm" svg:x="0.39mm" svg:y="415.83mm">
            <loext:p draw:notify-on-update-of-ranges="train_log__LR_004.C1:train_log__LR_004.C5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58.3mm" svg:height="89.92mm" svg:x="0.52mm" svg:y="510.25mm">
            <loext:p draw:notify-on-update-of-ranges="train_log__LR_004.D1:train_log__LR_004.D5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58.68mm" svg:height="89.91mm" svg:x="0.26mm" svg:y="601.23mm">
            <loext:p draw:notify-on-update-of-ranges="train_log__LR_004.E1:train_log__LR_004.E5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58.3mm" svg:height="89.91mm" svg:x="0.52mm" svg:y="695.13mm">
            <loext:p draw:notify-on-update-of-ranges="train_log__LR_004.F1:train_log__LR_004.F5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58.16mm" svg:height="89.91mm" svg:x="0.78mm" svg:y="786.1mm">
            <loext:p draw:notify-on-update-of-ranges="train_log__LR_004.G1:train_log__LR_004.G5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258.55mm" svg:height="89.91mm" svg:x="0.39mm" svg:y="879.6mm">
            <loext:p draw:notify-on-update-of-ranges="train_log__LR_004.H1:train_log__LR_004.H5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258.81mm" svg:height="89.91mm" svg:x="0.26mm" svg:y="970.44mm">
            <loext:p draw:notify-on-update-of-ranges="train_log__LR_004.I1:train_log__LR_004.I5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258.3mm" svg:height="89.91mm" svg:x="0.52mm" svg:y="1061.01mm">
            <loext:p draw:notify-on-update-of-ranges="train_log__LR_004.J1:train_log__LR_004.J50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2" table:default-cell-style-name="Default"/>
        <table:table-row table:style-name="ro1">
          <table:table-cell office:value-type="float" office:value="0.0328991060473111" calcext:value-type="float">
            <text:p>0,032899106</text:p>
          </table:table-cell>
          <table:table-cell office:value-type="float" office:value="0.0265879762360989" calcext:value-type="float">
            <text:p>0,0265879762</text:p>
          </table:table-cell>
          <table:table-cell office:value-type="float" office:value="0.040552200353763" calcext:value-type="float">
            <text:p>0,0405522004</text:p>
          </table:table-cell>
          <table:table-cell office:value-type="float" office:value="0.0260888844722988" calcext:value-type="float">
            <text:p>0,0260888845</text:p>
          </table:table-cell>
          <table:table-cell office:value-type="float" office:value="0.0981994934240186" calcext:value-type="float">
            <text:p>0,0981994934</text:p>
          </table:table-cell>
          <table:table-cell office:value-type="float" office:value="0.608294742447989" calcext:value-type="float">
            <text:p>0,6082947424</text:p>
          </table:table-cell>
          <table:table-cell office:value-type="float" office:value="0.832622407338558" calcext:value-type="float">
            <text:p>0,8326224073</text:p>
          </table:table-cell>
          <table:table-cell office:value-type="float" office:value="0.904761904761905" calcext:value-type="float">
            <text:p>0,9047619048</text:p>
          </table:table-cell>
          <table:table-cell office:value-type="float" office:value="0.115301545830991" calcext:value-type="float">
            <text:p>0,1153015458</text:p>
          </table:table-cell>
          <table:table-cell office:value-type="float" office:value="7774.89853692955" calcext:value-type="float">
            <text:p>7774,8985369296</text:p>
          </table:table-cell>
        </table:table-row>
        <table:table-row table:style-name="ro1">
          <table:table-cell office:value-type="float" office:value="0.038158832375502" calcext:value-type="float">
            <text:p>0,0381588324</text:p>
          </table:table-cell>
          <table:table-cell office:value-type="float" office:value="0.0308592151948707" calcext:value-type="float">
            <text:p>0,0308592152</text:p>
          </table:table-cell>
          <table:table-cell office:value-type="float" office:value="0.0306884517779537" calcext:value-type="float">
            <text:p>0,0306884518</text:p>
          </table:table-cell>
          <table:table-cell office:value-type="float" office:value="0.0164124024722713" calcext:value-type="float">
            <text:p>0,0164124025</text:p>
          </table:table-cell>
          <table:table-cell office:value-type="float" office:value="0.0714673972671558" calcext:value-type="float">
            <text:p>0,0714673973</text:p>
          </table:table-cell>
          <table:table-cell office:value-type="float" office:value="0.608546522401628" calcext:value-type="float">
            <text:p>0,6085465224</text:p>
          </table:table-cell>
          <table:table-cell office:value-type="float" office:value="0.796132822176476" calcext:value-type="float">
            <text:p>0,7961328222</text:p>
          </table:table-cell>
          <table:table-cell office:value-type="float" office:value="0.907203907203907" calcext:value-type="float">
            <text:p>0,9072039072</text:p>
          </table:table-cell>
          <table:table-cell office:value-type="float" office:value="0.124545052598436" calcext:value-type="float">
            <text:p>0,1245450526</text:p>
          </table:table-cell>
          <table:table-cell office:value-type="float" office:value="8420.86464133807" calcext:value-type="float">
            <text:p>8420,8646413381</text:p>
          </table:table-cell>
        </table:table-row>
        <table:table-row table:style-name="ro1">
          <table:table-cell office:value-type="float" office:value="0.026613768795226" calcext:value-type="float">
            <text:p>0,0266137688</text:p>
          </table:table-cell>
          <table:table-cell office:value-type="float" office:value="0.0273219150874353" calcext:value-type="float">
            <text:p>0,0273219151</text:p>
          </table:table-cell>
          <table:table-cell office:value-type="float" office:value="0.0214638597519544" calcext:value-type="float">
            <text:p>0,0214638598</text:p>
          </table:table-cell>
          <table:table-cell office:value-type="float" office:value="0.0151448364399535" calcext:value-type="float">
            <text:p>0,0151448364</text:p>
          </table:table-cell>
          <table:table-cell office:value-type="float" office:value="0.0560741722447313" calcext:value-type="float">
            <text:p>0,0560741722</text:p>
          </table:table-cell>
          <table:table-cell office:value-type="float" office:value="0.608185387083462" calcext:value-type="float">
            <text:p>0,6081853871</text:p>
          </table:table-cell>
          <table:table-cell office:value-type="float" office:value="0.754803941800044" calcext:value-type="float">
            <text:p>0,7548039418</text:p>
          </table:table-cell>
          <table:table-cell office:value-type="float" office:value="0.909035409035409" calcext:value-type="float">
            <text:p>0,909035409</text:p>
          </table:table-cell>
          <table:table-cell office:value-type="float" office:value="0.135896935010327" calcext:value-type="float">
            <text:p>0,135896935</text:p>
          </table:table-cell>
          <table:table-cell office:value-type="float" office:value="9206.94939848212" calcext:value-type="float">
            <text:p>9206,9493984821</text:p>
          </table:table-cell>
        </table:table-row>
        <table:table-row table:style-name="ro1">
          <table:table-cell office:value-type="float" office:value="0.0273291929503576" calcext:value-type="float">
            <text:p>0,027329193</text:p>
          </table:table-cell>
          <table:table-cell office:value-type="float" office:value="0.0311898787315677" calcext:value-type="float">
            <text:p>0,0311898787</text:p>
          </table:table-cell>
          <table:table-cell office:value-type="float" office:value="0.0179667434545685" calcext:value-type="float">
            <text:p>0,0179667435</text:p>
          </table:table-cell>
          <table:table-cell office:value-type="float" office:value="0.0140220017532433" calcext:value-type="float">
            <text:p>0,0140220018</text:p>
          </table:table-cell>
          <table:table-cell office:value-type="float" office:value="0.0554604515272974" calcext:value-type="float">
            <text:p>0,0554604515</text:p>
          </table:table-cell>
          <table:table-cell office:value-type="float" office:value="0.608531344668332" calcext:value-type="float">
            <text:p>0,6085313447</text:p>
          </table:table-cell>
          <table:table-cell office:value-type="float" office:value="0.754499611618755" calcext:value-type="float">
            <text:p>0,7544996116</text:p>
          </table:table-cell>
          <table:table-cell office:value-type="float" office:value="0.908424908424908" calcext:value-type="float">
            <text:p>0,9084249084</text:p>
          </table:table-cell>
          <table:table-cell office:value-type="float" office:value="0.140679852487474" calcext:value-type="float">
            <text:p>0,1406798525</text:p>
          </table:table-cell>
          <table:table-cell office:value-type="float" office:value="9524.58873281192" calcext:value-type="float">
            <text:p>9524,5887328119</text:p>
          </table:table-cell>
        </table:table-row>
        <table:table-row table:style-name="ro1">
          <table:table-cell office:value-type="float" office:value="0.0582261840768247" calcext:value-type="float">
            <text:p>0,0582261841</text:p>
          </table:table-cell>
          <table:table-cell office:value-type="float" office:value="0.0450135644730922" calcext:value-type="float">
            <text:p>0,0450135645</text:p>
          </table:table-cell>
          <table:table-cell office:value-type="float" office:value="0.0401856967775331" calcext:value-type="float">
            <text:p>0,0401856968</text:p>
          </table:table-cell>
          <table:table-cell office:value-type="float" office:value="0.025973469763151" calcext:value-type="float">
            <text:p>0,0259734698</text:p>
          </table:table-cell>
          <table:table-cell office:value-type="float" office:value="0.113252541413633" calcext:value-type="float">
            <text:p>0,1132525414</text:p>
          </table:table-cell>
          <table:table-cell office:value-type="float" office:value="0.608488289427845" calcext:value-type="float">
            <text:p>0,6084882894</text:p>
          </table:table-cell>
          <table:table-cell office:value-type="float" office:value="0.891139745275616" calcext:value-type="float">
            <text:p>0,8911397453</text:p>
          </table:table-cell>
          <table:table-cell office:value-type="float" office:value="0.906593406593406" calcext:value-type="float">
            <text:p>0,9065934066</text:p>
          </table:table-cell>
          <table:table-cell office:value-type="float" office:value="0.0963474943553802" calcext:value-type="float">
            <text:p>0,0963474944</text:p>
          </table:table-cell>
          <table:table-cell office:value-type="float" office:value="6509.95932485715" calcext:value-type="float">
            <text:p>6509,9593248572</text:p>
          </table:table-cell>
        </table:table-row>
        <table:table-row table:style-name="ro1">
          <table:table-cell office:value-type="float" office:value="0.0626800761786902" calcext:value-type="float">
            <text:p>0,0626800762</text:p>
          </table:table-cell>
          <table:table-cell office:value-type="float" office:value="0.0442943879723236" calcext:value-type="float">
            <text:p>0,044294388</text:p>
          </table:table-cell>
          <table:table-cell office:value-type="float" office:value="0.0413568714350285" calcext:value-type="float">
            <text:p>0,0413568714</text:p>
          </table:table-cell>
          <table:table-cell office:value-type="float" office:value="0.0202896223543621" calcext:value-type="float">
            <text:p>0,0202896224</text:p>
          </table:table-cell>
          <table:table-cell office:value-type="float" office:value="0.108381015907004" calcext:value-type="float">
            <text:p>0,1083810159</text:p>
          </table:table-cell>
          <table:table-cell office:value-type="float" office:value="0.608275298124705" calcext:value-type="float">
            <text:p>0,6082752981</text:p>
          </table:table-cell>
          <table:table-cell office:value-type="float" office:value="0.885277270615756" calcext:value-type="float">
            <text:p>0,8852772706</text:p>
          </table:table-cell>
          <table:table-cell office:value-type="float" office:value="0.905982905982906" calcext:value-type="float">
            <text:p>0,905982906</text:p>
          </table:table-cell>
          <table:table-cell office:value-type="float" office:value="0.0904627254096725" calcext:value-type="float">
            <text:p>0,0904627254</text:p>
          </table:table-cell>
          <table:table-cell office:value-type="float" office:value="6108.2241451119" calcext:value-type="float">
            <text:p>6108,2241451119</text:p>
          </table:table-cell>
        </table:table-row>
        <table:table-row table:style-name="ro1">
          <table:table-cell office:value-type="float" office:value="0.0296777788610401" calcext:value-type="float">
            <text:p>0,0296777789</text:p>
          </table:table-cell>
          <table:table-cell office:value-type="float" office:value="0.0229847329371014" calcext:value-type="float">
            <text:p>0,0229847329</text:p>
          </table:table-cell>
          <table:table-cell office:value-type="float" office:value="0.0193028017478248" calcext:value-type="float">
            <text:p>0,0193028017</text:p>
          </table:table-cell>
          <table:table-cell office:value-type="float" office:value="0.0121710194063227" calcext:value-type="float">
            <text:p>0,0121710194</text:p>
          </table:table-cell>
          <table:table-cell office:value-type="float" office:value="0.0589089044813244" calcext:value-type="float">
            <text:p>0,0589089045</text:p>
          </table:table-cell>
          <table:table-cell office:value-type="float" office:value="0.608278769549433" calcext:value-type="float">
            <text:p>0,6082787695</text:p>
          </table:table-cell>
          <table:table-cell office:value-type="float" office:value="0.751324007581005" calcext:value-type="float">
            <text:p>0,7513240076</text:p>
          </table:table-cell>
          <table:table-cell office:value-type="float" office:value="0.909035409035409" calcext:value-type="float">
            <text:p>0,909035409</text:p>
          </table:table-cell>
          <table:table-cell office:value-type="float" office:value="0.121968314452577" calcext:value-type="float">
            <text:p>0,1219683145</text:p>
          </table:table-cell>
          <table:table-cell office:value-type="float" office:value="8263.29232000486" calcext:value-type="float">
            <text:p>8263,2923200049</text:p>
          </table:table-cell>
        </table:table-row>
        <table:table-row table:style-name="ro1">
          <table:table-cell office:value-type="float" office:value="0.0163304279341364" calcext:value-type="float">
            <text:p>0,0163304279</text:p>
          </table:table-cell>
          <table:table-cell office:value-type="float" office:value="0.0132383688248307" calcext:value-type="float">
            <text:p>0,0132383688</text:p>
          </table:table-cell>
          <table:table-cell office:value-type="float" office:value="0.0119459185078988" calcext:value-type="float">
            <text:p>0,0119459185</text:p>
          </table:table-cell>
          <table:table-cell office:value-type="float" office:value="0.00883432485704691" calcext:value-type="float">
            <text:p>0,0088343249</text:p>
          </table:table-cell>
          <table:table-cell office:value-type="float" office:value="0.0425188969070222" calcext:value-type="float">
            <text:p>0,0425188969</text:p>
          </table:table-cell>
          <table:table-cell office:value-type="float" office:value="0.608167076121756" calcext:value-type="float">
            <text:p>0,6081670761</text:p>
          </table:table-cell>
          <table:table-cell office:value-type="float" office:value="0.701035013128986" calcext:value-type="float">
            <text:p>0,7010350131</text:p>
          </table:table-cell>
          <table:table-cell office:value-type="float" office:value="0.909035409035409" calcext:value-type="float">
            <text:p>0,909035409</text:p>
          </table:table-cell>
          <table:table-cell office:value-type="float" office:value="0.156468302303233" calcext:value-type="float">
            <text:p>0,1564683023</text:p>
          </table:table-cell>
          <table:table-cell office:value-type="float" office:value="10600.6492468929" calcext:value-type="float">
            <text:p>10600,6492468929</text:p>
          </table:table-cell>
        </table:table-row>
        <table:table-row table:style-name="ro1">
          <table:table-cell office:value-type="float" office:value="0.0105834295602138" calcext:value-type="float">
            <text:p>0,0105834296</text:p>
          </table:table-cell>
          <table:table-cell office:value-type="float" office:value="0.0105053325483696" calcext:value-type="float">
            <text:p>0,0105053325</text:p>
          </table:table-cell>
          <table:table-cell office:value-type="float" office:value="0.00996447291114449" calcext:value-type="float">
            <text:p>0,0099644729</text:p>
          </table:table-cell>
          <table:table-cell office:value-type="float" office:value="0.00697692817058373" calcext:value-type="float">
            <text:p>0,0069769282</text:p>
          </table:table-cell>
          <table:table-cell office:value-type="float" office:value="0.0349634536874614" calcext:value-type="float">
            <text:p>0,0349634537</text:p>
          </table:table-cell>
          <table:table-cell office:value-type="float" office:value="0.608136719126841" calcext:value-type="float">
            <text:p>0,6081367191</text:p>
          </table:table-cell>
          <table:table-cell office:value-type="float" office:value="0.681130335662828" calcext:value-type="float">
            <text:p>0,6811303357</text:p>
          </table:table-cell>
          <table:table-cell office:value-type="float" office:value="0.909035409035409" calcext:value-type="float">
            <text:p>0,909035409</text:p>
          </table:table-cell>
          <table:table-cell office:value-type="float" office:value="0.184724724965945" calcext:value-type="float">
            <text:p>0,184724725</text:p>
          </table:table-cell>
          <table:table-cell office:value-type="float" office:value="12515.0077540803" calcext:value-type="float">
            <text:p>12515,0077540803</text:p>
          </table:table-cell>
        </table:table-row>
        <table:table-row table:style-name="ro1">
          <table:table-cell office:value-type="float" office:value="0.00962348709980421" calcext:value-type="float">
            <text:p>0,0096234871</text:p>
          </table:table-cell>
          <table:table-cell office:value-type="float" office:value="0.00974626151993696" calcext:value-type="float">
            <text:p>0,0097462615</text:p>
          </table:table-cell>
          <table:table-cell office:value-type="float" office:value="0.00914864586299841" calcext:value-type="float">
            <text:p>0,0091486459</text:p>
          </table:table-cell>
          <table:table-cell office:value-type="float" office:value="0.00673106172361268" calcext:value-type="float">
            <text:p>0,0067310617</text:p>
          </table:table-cell>
          <table:table-cell office:value-type="float" office:value="0.030336051360165" calcext:value-type="float">
            <text:p>0,0303360514</text:p>
          </table:table-cell>
          <table:table-cell office:value-type="float" office:value="0.608126967108293" calcext:value-type="float">
            <text:p>0,6081269671</text:p>
          </table:table-cell>
          <table:table-cell office:value-type="float" office:value="0.67371247626923" calcext:value-type="float">
            <text:p>0,6737124763</text:p>
          </table:table-cell>
          <table:table-cell office:value-type="float" office:value="0.909035409035409" calcext:value-type="float">
            <text:p>0,909035409</text:p>
          </table:table-cell>
          <table:table-cell office:value-type="float" office:value="0.209795577501723" calcext:value-type="float">
            <text:p>0,2097955775</text:p>
          </table:table-cell>
          <table:table-cell office:value-type="float" office:value="14213.545477953" calcext:value-type="float">
            <text:p>14213,545477953</text:p>
          </table:table-cell>
        </table:table-row>
        <table:table-row table:style-name="ro1">
          <table:table-cell office:value-type="float" office:value="0.0165460970778792" calcext:value-type="float">
            <text:p>0,0165460971</text:p>
          </table:table-cell>
          <table:table-cell office:value-type="float" office:value="0.0119607944320379" calcext:value-type="float">
            <text:p>0,0119607944</text:p>
          </table:table-cell>
          <table:table-cell office:value-type="float" office:value="0.0120769628021176" calcext:value-type="float">
            <text:p>0,0120769628</text:p>
          </table:table-cell>
          <table:table-cell office:value-type="float" office:value="0.00849623268578355" calcext:value-type="float">
            <text:p>0,0084962327</text:p>
          </table:table-cell>
          <table:table-cell office:value-type="float" office:value="0.0307338169288494" calcext:value-type="float">
            <text:p>0,0307338169</text:p>
          </table:table-cell>
          <table:table-cell office:value-type="float" office:value="0.608173572755122" calcext:value-type="float">
            <text:p>0,6081735728</text:p>
          </table:table-cell>
          <table:table-cell office:value-type="float" office:value="0.687987476696461" calcext:value-type="float">
            <text:p>0,6879874767</text:p>
          </table:table-cell>
          <table:table-cell office:value-type="float" office:value="0.909035409035409" calcext:value-type="float">
            <text:p>0,909035409</text:p>
          </table:table-cell>
          <table:table-cell office:value-type="float" office:value="0.216208231970961" calcext:value-type="float">
            <text:p>0,216208232</text:p>
          </table:table-cell>
          <table:table-cell office:value-type="float" office:value="14647.9996119166" calcext:value-type="float">
            <text:p>14647,9996119166</text:p>
          </table:table-cell>
        </table:table-row>
        <table:table-row table:style-name="ro1">
          <table:table-cell office:value-type="float" office:value="0.0698869872855369" calcext:value-type="float">
            <text:p>0,0698869873</text:p>
          </table:table-cell>
          <table:table-cell office:value-type="float" office:value="0.0562849050803469" calcext:value-type="float">
            <text:p>0,0562849051</text:p>
          </table:table-cell>
          <table:table-cell office:value-type="float" office:value="0.0656600987888721" calcext:value-type="float">
            <text:p>0,0656600988</text:p>
          </table:table-cell>
          <table:table-cell office:value-type="float" office:value="0.0307613118892042" calcext:value-type="float">
            <text:p>0,0307613119</text:p>
          </table:table-cell>
          <table:table-cell office:value-type="float" office:value="0.304217155239222" calcext:value-type="float">
            <text:p>0,3042171552</text:p>
          </table:table-cell>
          <table:table-cell office:value-type="float" office:value="0.609226897577226" calcext:value-type="float">
            <text:p>0,6092268976</text:p>
          </table:table-cell>
          <table:table-cell office:value-type="float" office:value="1.13603735472256" calcext:value-type="float">
            <text:p>1,1360373547</text:p>
          </table:table-cell>
          <table:table-cell office:value-type="float" office:value="0.893772893772894" calcext:value-type="float">
            <text:p>0,8937728938</text:p>
          </table:table-cell>
          <table:table-cell office:value-type="float" office:value="0.151683554687521" calcext:value-type="float">
            <text:p>0,1516835547</text:p>
          </table:table-cell>
          <table:table-cell office:value-type="float" office:value="10103.9449448451" calcext:value-type="float">
            <text:p>10103,9449448451</text:p>
          </table:table-cell>
        </table:table-row>
        <table:table-row table:style-name="ro1">
          <table:table-cell office:value-type="float" office:value="0.121914011817143" calcext:value-type="float">
            <text:p>0,1219140118</text:p>
          </table:table-cell>
          <table:table-cell office:value-type="float" office:value="0.0912464372091436" calcext:value-type="float">
            <text:p>0,0912464372</text:p>
          </table:table-cell>
          <table:table-cell office:value-type="float" office:value="0.0934478229922743" calcext:value-type="float">
            <text:p>0,093447823</text:p>
          </table:table-cell>
          <table:table-cell office:value-type="float" office:value="0.0529470485435013" calcext:value-type="float">
            <text:p>0,0529470485</text:p>
          </table:table-cell>
          <table:table-cell office:value-type="float" office:value="0.238654849914349" calcext:value-type="float">
            <text:p>0,2386548499</text:p>
          </table:table-cell>
          <table:table-cell office:value-type="float" office:value="0.608213534667378" calcext:value-type="float">
            <text:p>0,6082135347</text:p>
          </table:table-cell>
          <table:table-cell office:value-type="float" office:value="1.20642370531411" calcext:value-type="float">
            <text:p>1,2064237053</text:p>
          </table:table-cell>
          <table:table-cell office:value-type="float" office:value="0.894383394383394" calcext:value-type="float">
            <text:p>0,8943833944</text:p>
          </table:table-cell>
          <table:table-cell office:value-type="float" office:value="0.0421739627842831" calcext:value-type="float">
            <text:p>0,0421739628</text:p>
          </table:table-cell>
          <table:table-cell office:value-type="float" office:value="2811.21092429335" calcext:value-type="float">
            <text:p>2811,2109242934</text:p>
          </table:table-cell>
        </table:table-row>
        <table:table-row table:style-name="ro1">
          <table:table-cell office:value-type="float" office:value="0.054926947300639" calcext:value-type="float">
            <text:p>0,0549269473</text:p>
          </table:table-cell>
          <table:table-cell office:value-type="float" office:value="0.0420566078485406" calcext:value-type="float">
            <text:p>0,0420566078</text:p>
          </table:table-cell>
          <table:table-cell office:value-type="float" office:value="0.035214346700541" calcext:value-type="float">
            <text:p>0,0352143467</text:p>
          </table:table-cell>
          <table:table-cell office:value-type="float" office:value="0.0198820919144581" calcext:value-type="float">
            <text:p>0,0198820919</text:p>
          </table:table-cell>
          <table:table-cell office:value-type="float" office:value="0.0991109727946666" calcext:value-type="float">
            <text:p>0,0991109728</text:p>
          </table:table-cell>
          <table:table-cell office:value-type="float" office:value="0.608693848763193" calcext:value-type="float">
            <text:p>0,6086938488</text:p>
          </table:table-cell>
          <table:table-cell office:value-type="float" office:value="0.859884814901666" calcext:value-type="float">
            <text:p>0,8598848149</text:p>
          </table:table-cell>
          <table:table-cell office:value-type="float" office:value="0.907814407814408" calcext:value-type="float">
            <text:p>0,9078144078</text:p>
          </table:table-cell>
          <table:table-cell office:value-type="float" office:value="0.0718257838423533" calcext:value-type="float">
            <text:p>0,0718257838</text:p>
          </table:table-cell>
          <table:table-cell office:value-type="float" office:value="4859.62479609786" calcext:value-type="float">
            <text:p>4859,6247960979</text:p>
          </table:table-cell>
        </table:table-row>
        <table:table-row table:style-name="ro1">
          <table:table-cell office:value-type="float" office:value="0.0273492092182872" calcext:value-type="float">
            <text:p>0,0273492092</text:p>
          </table:table-cell>
          <table:table-cell office:value-type="float" office:value="0.0220444879920074" calcext:value-type="float">
            <text:p>0,022044488</text:p>
          </table:table-cell>
          <table:table-cell office:value-type="float" office:value="0.0183713627303275" calcext:value-type="float">
            <text:p>0,0183713627</text:p>
          </table:table-cell>
          <table:table-cell office:value-type="float" office:value="0.0124990145079996" calcext:value-type="float">
            <text:p>0,0124990145</text:p>
          </table:table-cell>
          <table:table-cell office:value-type="float" office:value="0.06226937576528" calcext:value-type="float">
            <text:p>0,0622693758</text:p>
          </table:table-cell>
          <table:table-cell office:value-type="float" office:value="0.608158507844904" calcext:value-type="float">
            <text:p>0,6081585078</text:p>
          </table:table-cell>
          <table:table-cell office:value-type="float" office:value="0.750691959054479" calcext:value-type="float">
            <text:p>0,7506919591</text:p>
          </table:table-cell>
          <table:table-cell office:value-type="float" office:value="0.909035409035409" calcext:value-type="float">
            <text:p>0,909035409</text:p>
          </table:table-cell>
          <table:table-cell office:value-type="float" office:value="0.106065045960039" calcext:value-type="float">
            <text:p>0,106065046</text:p>
          </table:table-cell>
          <table:table-cell office:value-type="float" office:value="7185.85383126967" calcext:value-type="float">
            <text:p>7185,8538312697</text:p>
          </table:table-cell>
        </table:table-row>
        <table:table-row table:style-name="ro1">
          <table:table-cell office:value-type="float" office:value="0.0162543963793414" calcext:value-type="float">
            <text:p>0,0162543964</text:p>
          </table:table-cell>
          <table:table-cell office:value-type="float" office:value="0.0128514314310567" calcext:value-type="float">
            <text:p>0,0128514314</text:p>
          </table:table-cell>
          <table:table-cell office:value-type="float" office:value="0.0131195843955255" calcext:value-type="float">
            <text:p>0,0131195844</text:p>
          </table:table-cell>
          <table:table-cell office:value-type="float" office:value="0.009587698322436" calcext:value-type="float">
            <text:p>0,0095876983</text:p>
          </table:table-cell>
          <table:table-cell office:value-type="float" office:value="0.0482110021032065" calcext:value-type="float">
            <text:p>0,0482110021</text:p>
          </table:table-cell>
          <table:table-cell office:value-type="float" office:value="0.608121110460697" calcext:value-type="float">
            <text:p>0,6081211105</text:p>
          </table:table-cell>
          <table:table-cell office:value-type="float" office:value="0.708145223912739" calcext:value-type="float">
            <text:p>0,7081452239</text:p>
          </table:table-cell>
          <table:table-cell office:value-type="float" office:value="0.909035409035409" calcext:value-type="float">
            <text:p>0,909035409</text:p>
          </table:table-cell>
          <table:table-cell office:value-type="float" office:value="0.134450649571575" calcext:value-type="float">
            <text:p>0,1344506496</text:p>
          </table:table-cell>
          <table:table-cell office:value-type="float" office:value="9108.96428314945" calcext:value-type="float">
            <text:p>9108,9642831495</text:p>
          </table:table-cell>
        </table:table-row>
        <table:table-row table:style-name="ro1">
          <table:table-cell office:value-type="float" office:value="0.0109043261389414" calcext:value-type="float">
            <text:p>0,0109043261</text:p>
          </table:table-cell>
          <table:table-cell office:value-type="float" office:value="0.00857139813395938" calcext:value-type="float">
            <text:p>0,0085713981</text:p>
          </table:table-cell>
          <table:table-cell office:value-type="float" office:value="0.0101156780352251" calcext:value-type="float">
            <text:p>0,010115678</text:p>
          </table:table-cell>
          <table:table-cell office:value-type="float" office:value="0.00789706628375199" calcext:value-type="float">
            <text:p>0,0078970663</text:p>
          </table:table-cell>
          <table:table-cell office:value-type="float" office:value="0.0401475233803657" calcext:value-type="float">
            <text:p>0,0401475234</text:p>
          </table:table-cell>
          <table:table-cell office:value-type="float" office:value="0.608103113460453" calcext:value-type="float">
            <text:p>0,6081031135</text:p>
          </table:table-cell>
          <table:table-cell office:value-type="float" office:value="0.685739108276018" calcext:value-type="float">
            <text:p>0,6857391083</text:p>
          </table:table-cell>
          <table:table-cell office:value-type="float" office:value="0.909035409035409" calcext:value-type="float">
            <text:p>0,909035409</text:p>
          </table:table-cell>
          <table:table-cell office:value-type="float" office:value="0.158662500528357" calcext:value-type="float">
            <text:p>0,1586625005</text:p>
          </table:table-cell>
          <table:table-cell office:value-type="float" office:value="10749.3050795459" calcext:value-type="float">
            <text:p>10749,3050795459</text:p>
          </table:table-cell>
        </table:table-row>
        <table:table-row table:style-name="ro1">
          <table:table-cell office:value-type="float" office:value="0.00796428782499399" calcext:value-type="float">
            <text:p>0,0079642878</text:p>
          </table:table-cell>
          <table:table-cell office:value-type="float" office:value="0.00639060952997451" calcext:value-type="float">
            <text:p>0,0063906095</text:p>
          </table:table-cell>
          <table:table-cell office:value-type="float" office:value="0.0078870691604938" calcext:value-type="float">
            <text:p>0,0078870692</text:p>
          </table:table-cell>
          <table:table-cell office:value-type="float" office:value="0.00679456762200961" calcext:value-type="float">
            <text:p>0,0067945676</text:p>
          </table:table-cell>
          <table:table-cell office:value-type="float" office:value="0.0343459050210309" calcext:value-type="float">
            <text:p>0,034345905</text:p>
          </table:table-cell>
          <table:table-cell office:value-type="float" office:value="0.608106390187592" calcext:value-type="float">
            <text:p>0,6081063902</text:p>
          </table:table-cell>
          <table:table-cell office:value-type="float" office:value="0.671488827619797" calcext:value-type="float">
            <text:p>0,6714888276</text:p>
          </table:table-cell>
          <table:table-cell office:value-type="float" office:value="0.909035409035409" calcext:value-type="float">
            <text:p>0,909035409</text:p>
          </table:table-cell>
          <table:table-cell office:value-type="float" office:value="0.181181258646045" calcext:value-type="float">
            <text:p>0,1811812586</text:p>
          </table:table-cell>
          <table:table-cell office:value-type="float" office:value="12274.9396826402" calcext:value-type="float">
            <text:p>12274,9396826402</text:p>
          </table:table-cell>
        </table:table-row>
        <table:table-row table:style-name="ro1">
          <table:table-cell office:value-type="float" office:value="0.00694962231566264" calcext:value-type="float">
            <text:p>0,0069496223</text:p>
          </table:table-cell>
          <table:table-cell office:value-type="float" office:value="0.00600689852081602" calcext:value-type="float">
            <text:p>0,0060068985</text:p>
          </table:table-cell>
          <table:table-cell office:value-type="float" office:value="0.00694069071132634" calcext:value-type="float">
            <text:p>0,0069406907</text:p>
          </table:table-cell>
          <table:table-cell office:value-type="float" office:value="0.00614080981095358" calcext:value-type="float">
            <text:p>0,0061408098</text:p>
          </table:table-cell>
          <table:table-cell office:value-type="float" office:value="0.0296981425247165" calcext:value-type="float">
            <text:p>0,0296981425</text:p>
          </table:table-cell>
          <table:table-cell office:value-type="float" office:value="0.608098097391181" calcext:value-type="float">
            <text:p>0,6080980974</text:p>
          </table:table-cell>
          <table:table-cell office:value-type="float" office:value="0.663834261588561" calcext:value-type="float">
            <text:p>0,6638342616</text:p>
          </table:table-cell>
          <table:table-cell office:value-type="float" office:value="0.909035409035409" calcext:value-type="float">
            <text:p>0,909035409</text:p>
          </table:table-cell>
          <table:table-cell office:value-type="float" office:value="0.204916934627357" calcext:value-type="float">
            <text:p>0,2049169346</text:p>
          </table:table-cell>
          <table:table-cell office:value-type="float" office:value="13883.0198625361" calcext:value-type="float">
            <text:p>13883,0198625361</text:p>
          </table:table-cell>
        </table:table-row>
        <table:table-row table:style-name="ro1">
          <table:table-cell office:value-type="float" office:value="0.00881065103391645" calcext:value-type="float">
            <text:p>0,008810651</text:p>
          </table:table-cell>
          <table:table-cell office:value-type="float" office:value="0.00749931961963872" calcext:value-type="float">
            <text:p>0,0074993196</text:p>
          </table:table-cell>
          <table:table-cell office:value-type="float" office:value="0.00860219819154263" calcext:value-type="float">
            <text:p>0,0086021982</text:p>
          </table:table-cell>
          <table:table-cell office:value-type="float" office:value="0.00798576456735389" calcext:value-type="float">
            <text:p>0,0079857646</text:p>
          </table:table-cell>
          <table:table-cell office:value-type="float" office:value="0.0275664879043242" calcext:value-type="float">
            <text:p>0,0275664879</text:p>
          </table:table-cell>
          <table:table-cell office:value-type="float" office:value="0.608107021931327" calcext:value-type="float">
            <text:p>0,6081070219</text:p>
          </table:table-cell>
          <table:table-cell office:value-type="float" office:value="0.668571442474812" calcext:value-type="float">
            <text:p>0,6685714425</text:p>
          </table:table-cell>
          <table:table-cell office:value-type="float" office:value="0.909035409035409" calcext:value-type="float">
            <text:p>0,909035409</text:p>
          </table:table-cell>
          <table:table-cell office:value-type="float" office:value="0.222392622907362" calcext:value-type="float">
            <text:p>0,2223926229</text:p>
          </table:table-cell>
          <table:table-cell office:value-type="float" office:value="15066.9890056623" calcext:value-type="float">
            <text:p>15066,9890056623</text:p>
          </table:table-cell>
        </table:table-row>
        <table:table-row table:style-name="ro1">
          <table:table-cell office:value-type="float" office:value="0.0148724729843132" calcext:value-type="float">
            <text:p>0,014872473</text:p>
          </table:table-cell>
          <table:table-cell office:value-type="float" office:value="0.011156410017575" calcext:value-type="float">
            <text:p>0,01115641</text:p>
          </table:table-cell>
          <table:table-cell office:value-type="float" office:value="0.0124605393067191" calcext:value-type="float">
            <text:p>0,0124605393</text:p>
          </table:table-cell>
          <table:table-cell office:value-type="float" office:value="0.00846315031756644" calcext:value-type="float">
            <text:p>0,0084631503</text:p>
          </table:table-cell>
          <table:table-cell office:value-type="float" office:value="0.0275893873823363" calcext:value-type="float">
            <text:p>0,0275893874</text:p>
          </table:table-cell>
          <table:table-cell office:value-type="float" office:value="0.608098842230909" calcext:value-type="float">
            <text:p>0,6080988422</text:p>
          </table:table-cell>
          <table:table-cell office:value-type="float" office:value="0.682640804039253" calcext:value-type="float">
            <text:p>0,682640804</text:p>
          </table:table-cell>
          <table:table-cell office:value-type="float" office:value="0.909035409035409" calcext:value-type="float">
            <text:p>0,909035409</text:p>
          </table:table-cell>
          <table:table-cell office:value-type="float" office:value="0.225578979674648" calcext:value-type="float">
            <text:p>0,2255789797</text:p>
          </table:table-cell>
          <table:table-cell office:value-type="float" office:value="15282.8630834676" calcext:value-type="float">
            <text:p>15282,8630834676</text:p>
          </table:table-cell>
        </table:table-row>
        <table:table-row table:style-name="ro1">
          <table:table-cell office:value-type="float" office:value="0.0223560873709693" calcext:value-type="float">
            <text:p>0,0223560874</text:p>
          </table:table-cell>
          <table:table-cell office:value-type="float" office:value="0.0179026654304487" calcext:value-type="float">
            <text:p>0,0179026654</text:p>
          </table:table-cell>
          <table:table-cell office:value-type="float" office:value="0.017353684302136" calcext:value-type="float">
            <text:p>0,0173536843</text:p>
          </table:table-cell>
          <table:table-cell office:value-type="float" office:value="0.00953496478847926" calcext:value-type="float">
            <text:p>0,0095349648</text:p>
          </table:table-cell>
          <table:table-cell office:value-type="float" office:value="0.0302583717420397" calcext:value-type="float">
            <text:p>0,0302583717</text:p>
          </table:table-cell>
          <table:table-cell office:value-type="float" office:value="0.608106916094874" calcext:value-type="float">
            <text:p>0,6081069161</text:p>
          </table:table-cell>
          <table:table-cell office:value-type="float" office:value="0.705512688273475" calcext:value-type="float">
            <text:p>0,7055126883</text:p>
          </table:table-cell>
          <table:table-cell office:value-type="float" office:value="0.909035409035409" calcext:value-type="float">
            <text:p>0,909035409</text:p>
          </table:table-cell>
          <table:table-cell office:value-type="float" office:value="0.218282462827164" calcext:value-type="float">
            <text:p>0,2182824628</text:p>
          </table:table-cell>
          <table:table-cell office:value-type="float" office:value="14788.527715309" calcext:value-type="float">
            <text:p>14788,527715309</text:p>
          </table:table-cell>
        </table:table-row>
        <table:table-row table:style-name="ro1">
          <table:table-cell office:value-type="float" office:value="0.0291269991685621" calcext:value-type="float">
            <text:p>0,0291269992</text:p>
          </table:table-cell>
          <table:table-cell office:value-type="float" office:value="0.0216691367721905" calcext:value-type="float">
            <text:p>0,0216691368</text:p>
          </table:table-cell>
          <table:table-cell office:value-type="float" office:value="0.022325949465108" calcext:value-type="float">
            <text:p>0,0223259495</text:p>
          </table:table-cell>
          <table:table-cell office:value-type="float" office:value="0.0116868337823663" calcext:value-type="float">
            <text:p>0,0116868338</text:p>
          </table:table-cell>
          <table:table-cell office:value-type="float" office:value="0.0351437307474623" calcext:value-type="float">
            <text:p>0,0351437307</text:p>
          </table:table-cell>
          <table:table-cell office:value-type="float" office:value="0.608257741172672" calcext:value-type="float">
            <text:p>0,6082577412</text:p>
          </table:table-cell>
          <table:table-cell office:value-type="float" office:value="0.728210390487433" calcext:value-type="float">
            <text:p>0,7282103905</text:p>
          </table:table-cell>
          <table:table-cell office:value-type="float" office:value="0.909035409035409" calcext:value-type="float">
            <text:p>0,909035409</text:p>
          </table:table-cell>
          <table:table-cell office:value-type="float" office:value="0.20713156019519" calcext:value-type="float">
            <text:p>0,2071315602</text:p>
          </table:table-cell>
          <table:table-cell office:value-type="float" office:value="14033.059637444" calcext:value-type="float">
            <text:p>14033,059637444</text:p>
          </table:table-cell>
        </table:table-row>
        <table:table-row table:style-name="ro1">
          <table:table-cell office:value-type="float" office:value="0.0333847630592961" calcext:value-type="float">
            <text:p>0,0333847631</text:p>
          </table:table-cell>
          <table:table-cell office:value-type="float" office:value="0.0271777291601001" calcext:value-type="float">
            <text:p>0,0271777292</text:p>
          </table:table-cell>
          <table:table-cell office:value-type="float" office:value="0.0253342881215615" calcext:value-type="float">
            <text:p>0,0253342881</text:p>
          </table:table-cell>
          <table:table-cell office:value-type="float" office:value="0.0136461730201542" calcext:value-type="float">
            <text:p>0,013646173</text:p>
          </table:table-cell>
          <table:table-cell office:value-type="float" office:value="0.0510482379939363" calcext:value-type="float">
            <text:p>0,051048238</text:p>
          </table:table-cell>
          <table:table-cell office:value-type="float" office:value="0.60855587945753" calcext:value-type="float">
            <text:p>0,6085558795</text:p>
          </table:table-cell>
          <table:table-cell office:value-type="float" office:value="0.759147073323037" calcext:value-type="float">
            <text:p>0,7591470733</text:p>
          </table:table-cell>
          <table:table-cell office:value-type="float" office:value="0.908424908424908" calcext:value-type="float">
            <text:p>0,9084249084</text:p>
          </table:table-cell>
          <table:table-cell office:value-type="float" office:value="0.162565510796949" calcext:value-type="float">
            <text:p>0,1625655108</text:p>
          </table:table-cell>
          <table:table-cell office:value-type="float" office:value="11006.3353429967" calcext:value-type="float">
            <text:p>11006,3353429967</text:p>
          </table:table-cell>
        </table:table-row>
        <table:table-row table:style-name="ro1">
          <table:table-cell office:value-type="float" office:value="0.034549382410409" calcext:value-type="float">
            <text:p>0,0345493824</text:p>
          </table:table-cell>
          <table:table-cell office:value-type="float" office:value="0.0238504847320106" calcext:value-type="float">
            <text:p>0,0238504847</text:p>
          </table:table-cell>
          <table:table-cell office:value-type="float" office:value="0.028387289581072" calcext:value-type="float">
            <text:p>0,0283872896</text:p>
          </table:table-cell>
          <table:table-cell office:value-type="float" office:value="0.0178615477042839" calcext:value-type="float">
            <text:p>0,0178615477</text:p>
          </table:table-cell>
          <table:table-cell office:value-type="float" office:value="0.0447815907801392" calcext:value-type="float">
            <text:p>0,0447815908</text:p>
          </table:table-cell>
          <table:table-cell office:value-type="float" office:value="0.608172199610389" calcext:value-type="float">
            <text:p>0,6081721996</text:p>
          </table:table-cell>
          <table:table-cell office:value-type="float" office:value="0.757602494059901" calcext:value-type="float">
            <text:p>0,7576024941</text:p>
          </table:table-cell>
          <table:table-cell office:value-type="float" office:value="0.909035409035409" calcext:value-type="float">
            <text:p>0,909035409</text:p>
          </table:table-cell>
          <table:table-cell office:value-type="float" office:value="0.172374679343825" calcext:value-type="float">
            <text:p>0,1723746793</text:p>
          </table:table-cell>
          <table:table-cell office:value-type="float" office:value="11678.2983382044" calcext:value-type="float">
            <text:p>11678,2983382044</text:p>
          </table:table-cell>
        </table:table-row>
        <table:table-row table:style-name="ro1">
          <table:table-cell office:value-type="float" office:value="0.027839294827579" calcext:value-type="float">
            <text:p>0,0278392948</text:p>
          </table:table-cell>
          <table:table-cell office:value-type="float" office:value="0.0186048006158978" calcext:value-type="float">
            <text:p>0,0186048006</text:p>
          </table:table-cell>
          <table:table-cell office:value-type="float" office:value="0.0239565328072556" calcext:value-type="float">
            <text:p>0,0239565328</text:p>
          </table:table-cell>
          <table:table-cell office:value-type="float" office:value="0.0143390006910872" calcext:value-type="float">
            <text:p>0,0143390007</text:p>
          </table:table-cell>
          <table:table-cell office:value-type="float" office:value="0.03687254705845" calcext:value-type="float">
            <text:p>0,0368725471</text:p>
          </table:table-cell>
          <table:table-cell office:value-type="float" office:value="0.608095291715402" calcext:value-type="float">
            <text:p>0,6080952917</text:p>
          </table:table-cell>
          <table:table-cell office:value-type="float" office:value="0.729707466595339" calcext:value-type="float">
            <text:p>0,7297074666</text:p>
          </table:table-cell>
          <table:table-cell office:value-type="float" office:value="0.909035409035409" calcext:value-type="float">
            <text:p>0,909035409</text:p>
          </table:table-cell>
          <table:table-cell office:value-type="float" office:value="0.195412205469812" calcext:value-type="float">
            <text:p>0,1954122055</text:p>
          </table:table-cell>
          <table:table-cell office:value-type="float" office:value="13239.079214477" calcext:value-type="float">
            <text:p>13239,079214477</text:p>
          </table:table-cell>
        </table:table-row>
        <table:table-row table:style-name="ro1">
          <table:table-cell office:value-type="float" office:value="0.0380956747668402" calcext:value-type="float">
            <text:p>0,0380956748</text:p>
          </table:table-cell>
          <table:table-cell office:value-type="float" office:value="0.0210409502403738" calcext:value-type="float">
            <text:p>0,0210409502</text:p>
          </table:table-cell>
          <table:table-cell office:value-type="float" office:value="0.0263557241016757" calcext:value-type="float">
            <text:p>0,0263557241</text:p>
          </table:table-cell>
          <table:table-cell office:value-type="float" office:value="0.0131338317346457" calcext:value-type="float">
            <text:p>0,0131338317</text:p>
          </table:table-cell>
          <table:table-cell office:value-type="float" office:value="0.0584568944989939" calcext:value-type="float">
            <text:p>0,0584568945</text:p>
          </table:table-cell>
          <table:table-cell office:value-type="float" office:value="0.608091078725927" calcext:value-type="float">
            <text:p>0,6080910787</text:p>
          </table:table-cell>
          <table:table-cell office:value-type="float" office:value="0.765174151995243" calcext:value-type="float">
            <text:p>0,765174152</text:p>
          </table:table-cell>
          <table:table-cell office:value-type="float" office:value="0.908424908424908" calcext:value-type="float">
            <text:p>0,9084249084</text:p>
          </table:table-cell>
          <table:table-cell office:value-type="float" office:value="0.154719322913328" calcext:value-type="float">
            <text:p>0,1547193229</text:p>
          </table:table-cell>
          <table:table-cell office:value-type="float" office:value="10475.117038524" calcext:value-type="float">
            <text:p>10475,117038524</text:p>
          </table:table-cell>
        </table:table-row>
        <table:table-row table:style-name="ro1">
          <table:table-cell office:value-type="float" office:value="0.0217849802363775" calcext:value-type="float">
            <text:p>0,0217849802</text:p>
          </table:table-cell>
          <table:table-cell office:value-type="float" office:value="0.0173129313691442" calcext:value-type="float">
            <text:p>0,0173129314</text:p>
          </table:table-cell>
          <table:table-cell office:value-type="float" office:value="0.0158543953104961" calcext:value-type="float">
            <text:p>0,0158543953</text:p>
          </table:table-cell>
          <table:table-cell office:value-type="float" office:value="0.00967664224852063" calcext:value-type="float">
            <text:p>0,0096766422</text:p>
          </table:table-cell>
          <table:table-cell office:value-type="float" office:value="0.0358785266481381" calcext:value-type="float">
            <text:p>0,0358785266</text:p>
          </table:table-cell>
          <table:table-cell office:value-type="float" office:value="0.608112627333337" calcext:value-type="float">
            <text:p>0,6081126273</text:p>
          </table:table-cell>
          <table:table-cell office:value-type="float" office:value="0.708620098702637" calcext:value-type="float">
            <text:p>0,7086200987</text:p>
          </table:table-cell>
          <table:table-cell office:value-type="float" office:value="0.909035409035409" calcext:value-type="float">
            <text:p>0,909035409</text:p>
          </table:table-cell>
          <table:table-cell office:value-type="float" office:value="0.190136856005057" calcext:value-type="float">
            <text:p>0,190136856</text:p>
          </table:table-cell>
          <table:table-cell office:value-type="float" office:value="12881.6769259146" calcext:value-type="float">
            <text:p>12881,6769259146</text:p>
          </table:table-cell>
        </table:table-row>
        <table:table-row table:style-name="ro1">
          <table:table-cell office:value-type="float" office:value="0.0148811411528093" calcext:value-type="float">
            <text:p>0,0148811412</text:p>
          </table:table-cell>
          <table:table-cell office:value-type="float" office:value="0.0147807587823518" calcext:value-type="float">
            <text:p>0,0147807588</text:p>
          </table:table-cell>
          <table:table-cell office:value-type="float" office:value="0.0149620695984485" calcext:value-type="float">
            <text:p>0,0149620696</text:p>
          </table:table-cell>
          <table:table-cell office:value-type="float" office:value="0.00882467644309963" calcext:value-type="float">
            <text:p>0,0088246764</text:p>
          </table:table-cell>
          <table:table-cell office:value-type="float" office:value="0.0272098136624413" calcext:value-type="float">
            <text:p>0,0272098137</text:p>
          </table:table-cell>
          <table:table-cell office:value-type="float" office:value="0.608100928611808" calcext:value-type="float">
            <text:p>0,6081009286</text:p>
          </table:table-cell>
          <table:table-cell office:value-type="float" office:value="0.688759389159444" calcext:value-type="float">
            <text:p>0,6887593892</text:p>
          </table:table-cell>
          <table:table-cell office:value-type="float" office:value="0.909035409035409" calcext:value-type="float">
            <text:p>0,909035409</text:p>
          </table:table-cell>
          <table:table-cell office:value-type="float" office:value="0.230514402778865" calcext:value-type="float">
            <text:p>0,2305144028</text:p>
          </table:table-cell>
          <table:table-cell office:value-type="float" office:value="15617.2355310667" calcext:value-type="float">
            <text:p>15617,2355310667</text:p>
          </table:table-cell>
        </table:table-row>
        <table:table-row table:style-name="ro1">
          <table:table-cell office:value-type="float" office:value="0.0130815590904447" calcext:value-type="float">
            <text:p>0,0130815591</text:p>
          </table:table-cell>
          <table:table-cell office:value-type="float" office:value="0.0133081958253031" calcext:value-type="float">
            <text:p>0,0133081958</text:p>
          </table:table-cell>
          <table:table-cell office:value-type="float" office:value="0.0131267627882991" calcext:value-type="float">
            <text:p>0,0131267628</text:p>
          </table:table-cell>
          <table:table-cell office:value-type="float" office:value="0.00856704699569221" calcext:value-type="float">
            <text:p>0,008567047</text:p>
          </table:table-cell>
          <table:table-cell office:value-type="float" office:value="0.0258543634993594" calcext:value-type="float">
            <text:p>0,0258543635</text:p>
          </table:table-cell>
          <table:table-cell office:value-type="float" office:value="0.608073515387682" calcext:value-type="float">
            <text:p>0,6080735154</text:p>
          </table:table-cell>
          <table:table-cell office:value-type="float" office:value="0.682011445035865" calcext:value-type="float">
            <text:p>0,682011445</text:p>
          </table:table-cell>
          <table:table-cell office:value-type="float" office:value="0.909035409035409" calcext:value-type="float">
            <text:p>0,909035409</text:p>
          </table:table-cell>
          <table:table-cell office:value-type="float" office:value="0.245562223750067" calcext:value-type="float">
            <text:p>0,2455622238</text:p>
          </table:table-cell>
          <table:table-cell office:value-type="float" office:value="16636.7178779551" calcext:value-type="float">
            <text:p>16636,7178779551</text:p>
          </table:table-cell>
        </table:table-row>
        <table:table-row table:style-name="ro1">
          <table:table-cell office:value-type="float" office:value="0.0126399196748432" calcext:value-type="float">
            <text:p>0,0126399197</text:p>
          </table:table-cell>
          <table:table-cell office:value-type="float" office:value="0.0154999376798784" calcext:value-type="float">
            <text:p>0,0154999377</text:p>
          </table:table-cell>
          <table:table-cell office:value-type="float" office:value="0.0162551277644925" calcext:value-type="float">
            <text:p>0,0162551278</text:p>
          </table:table-cell>
          <table:table-cell office:value-type="float" office:value="0.00864417387162125" calcext:value-type="float">
            <text:p>0,0086441739</text:p>
          </table:table-cell>
          <table:table-cell office:value-type="float" office:value="0.0247827332893057" calcext:value-type="float">
            <text:p>0,0247827333</text:p>
          </table:table-cell>
          <table:table-cell office:value-type="float" office:value="0.608044242575055" calcext:value-type="float">
            <text:p>0,6080442426</text:p>
          </table:table-cell>
          <table:table-cell office:value-type="float" office:value="0.685866135598976" calcext:value-type="float">
            <text:p>0,6858661356</text:p>
          </table:table-cell>
          <table:table-cell office:value-type="float" office:value="0.909035409035409" calcext:value-type="float">
            <text:p>0,909035409</text:p>
          </table:table-cell>
          <table:table-cell office:value-type="float" office:value="0.259838764818498" calcext:value-type="float">
            <text:p>0,2598387648</text:p>
          </table:table-cell>
          <table:table-cell office:value-type="float" office:value="17603.9463970708" calcext:value-type="float">
            <text:p>17603,9463970708</text:p>
          </table:table-cell>
        </table:table-row>
        <table:table-row table:style-name="ro1">
          <table:table-cell office:value-type="float" office:value="0.085412730928717" calcext:value-type="float">
            <text:p>0,0854127309</text:p>
          </table:table-cell>
          <table:table-cell office:value-type="float" office:value="0.0949617481332191" calcext:value-type="float">
            <text:p>0,0949617481</text:p>
          </table:table-cell>
          <table:table-cell office:value-type="float" office:value="0.0729143639752073" calcext:value-type="float">
            <text:p>0,072914364</text:p>
          </table:table-cell>
          <table:table-cell office:value-type="float" office:value="0.0557463043154939" calcext:value-type="float">
            <text:p>0,0557463043</text:p>
          </table:table-cell>
          <table:table-cell office:value-type="float" office:value="0.306080931481159" calcext:value-type="float">
            <text:p>0,3060809315</text:p>
          </table:table-cell>
          <table:table-cell office:value-type="float" office:value="0.609961021132085" calcext:value-type="float">
            <text:p>0,6099610211</text:p>
          </table:table-cell>
          <table:table-cell office:value-type="float" office:value="1.2250770963592" calcext:value-type="float">
            <text:p>1,2250770964</text:p>
          </table:table-cell>
          <table:table-cell office:value-type="float" office:value="0.88949938949939" calcext:value-type="float">
            <text:p>0,8894993895</text:p>
          </table:table-cell>
          <table:table-cell office:value-type="float" office:value="0.126923695993748" calcext:value-type="float">
            <text:p>0,126923696</text:p>
          </table:table-cell>
          <table:table-cell office:value-type="float" office:value="8414.21604036155" calcext:value-type="float">
            <text:p>8414,2160403616</text:p>
          </table:table-cell>
        </table:table-row>
        <table:table-row table:style-name="ro1">
          <table:table-cell office:value-type="float" office:value="0.0700634687591621" calcext:value-type="float">
            <text:p>0,0700634688</text:p>
          </table:table-cell>
          <table:table-cell office:value-type="float" office:value="0.0641664999115957" calcext:value-type="float">
            <text:p>0,0641664999</text:p>
          </table:table-cell>
          <table:table-cell office:value-type="float" office:value="0.0494141968407063" calcext:value-type="float">
            <text:p>0,0494141968</text:p>
          </table:table-cell>
          <table:table-cell office:value-type="float" office:value="0.0286614684842187" calcext:value-type="float">
            <text:p>0,0286614685</text:p>
          </table:table-cell>
          <table:table-cell office:value-type="float" office:value="0.164653399290565" calcext:value-type="float">
            <text:p>0,1646533993</text:p>
          </table:table-cell>
          <table:table-cell office:value-type="float" office:value="0.608438279002141" calcext:value-type="float">
            <text:p>0,608438279</text:p>
          </table:table-cell>
          <table:table-cell office:value-type="float" office:value="0.985397311575683" calcext:value-type="float">
            <text:p>0,9853973116</text:p>
          </table:table-cell>
          <table:table-cell office:value-type="float" office:value="0.905372405372405" calcext:value-type="float">
            <text:p>0,9053724054</text:p>
          </table:table-cell>
          <table:table-cell office:value-type="float" office:value="0.0672185317225172" calcext:value-type="float">
            <text:p>0,0672185317</text:p>
          </table:table-cell>
          <table:table-cell office:value-type="float" office:value="4535.67125577443" calcext:value-type="float">
            <text:p>4535,6712557744</text:p>
          </table:table-cell>
        </table:table-row>
        <table:table-row table:style-name="ro1">
          <table:table-cell office:value-type="float" office:value="0.0315236371584999" calcext:value-type="float">
            <text:p>0,0315236372</text:p>
          </table:table-cell>
          <table:table-cell office:value-type="float" office:value="0.0262374861330393" calcext:value-type="float">
            <text:p>0,0262374861</text:p>
          </table:table-cell>
          <table:table-cell office:value-type="float" office:value="0.0204473938218655" calcext:value-type="float">
            <text:p>0,0204473938</text:p>
          </table:table-cell>
          <table:table-cell office:value-type="float" office:value="0.0140282422229377" calcext:value-type="float">
            <text:p>0,0140282422</text:p>
          </table:table-cell>
          <table:table-cell office:value-type="float" office:value="0.0577228731891966" calcext:value-type="float">
            <text:p>0,0577228732</text:p>
          </table:table-cell>
          <table:table-cell office:value-type="float" office:value="0.608709501423242" calcext:value-type="float">
            <text:p>0,6087095014</text:p>
          </table:table-cell>
          <table:table-cell office:value-type="float" office:value="0.758669130531423" calcext:value-type="float">
            <text:p>0,7586691305</text:p>
          </table:table-cell>
          <table:table-cell office:value-type="float" office:value="0.909035409035409" calcext:value-type="float">
            <text:p>0,909035409</text:p>
          </table:table-cell>
          <table:table-cell office:value-type="float" office:value="0.119588123829415" calcext:value-type="float">
            <text:p>0,1195881238</text:p>
          </table:table-cell>
          <table:table-cell office:value-type="float" office:value="8102.03559538092" calcext:value-type="float">
            <text:p>8102,0355953809</text:p>
          </table:table-cell>
        </table:table-row>
        <table:table-row table:style-name="ro1">
          <table:table-cell office:value-type="float" office:value="0.0193459459679206" calcext:value-type="float">
            <text:p>0,019345946</text:p>
          </table:table-cell>
          <table:table-cell office:value-type="float" office:value="0.0159030202712804" calcext:value-type="float">
            <text:p>0,0159030203</text:p>
          </table:table-cell>
          <table:table-cell office:value-type="float" office:value="0.0134693867947049" calcext:value-type="float">
            <text:p>0,0134693868</text:p>
          </table:table-cell>
          <table:table-cell office:value-type="float" office:value="0.00990699450855053" calcext:value-type="float">
            <text:p>0,0099069945</text:p>
          </table:table-cell>
          <table:table-cell office:value-type="float" office:value="0.0423119381520447" calcext:value-type="float">
            <text:p>0,0423119382</text:p>
          </table:table-cell>
          <table:table-cell office:value-type="float" office:value="0.607803803387579" calcext:value-type="float">
            <text:p>0,6078038034</text:p>
          </table:table-cell>
          <table:table-cell office:value-type="float" office:value="0.708741086088257" calcext:value-type="float">
            <text:p>0,7087410861</text:p>
          </table:table-cell>
          <table:table-cell office:value-type="float" office:value="0.909035409035409" calcext:value-type="float">
            <text:p>0,909035409</text:p>
          </table:table-cell>
          <table:table-cell office:value-type="float" office:value="0.15407896620467" calcext:value-type="float">
            <text:p>0,1540789662</text:p>
          </table:table-cell>
          <table:table-cell office:value-type="float" office:value="10438.7729208833" calcext:value-type="float">
            <text:p>10438,7729208833</text:p>
          </table:table-cell>
        </table:table-row>
        <table:table-row table:style-name="ro1">
          <table:table-cell office:value-type="float" office:value="0.0135244966161594" calcext:value-type="float">
            <text:p>0,0135244966</text:p>
          </table:table-cell>
          <table:table-cell office:value-type="float" office:value="0.0116473608287111" calcext:value-type="float">
            <text:p>0,0116473608</text:p>
          </table:table-cell>
          <table:table-cell office:value-type="float" office:value="0.010655119137686" calcext:value-type="float">
            <text:p>0,0106551191</text:p>
          </table:table-cell>
          <table:table-cell office:value-type="float" office:value="0.00761111509746698" calcext:value-type="float">
            <text:p>0,0076111151</text:p>
          </table:table-cell>
          <table:table-cell office:value-type="float" office:value="0.0342341657717723" calcext:value-type="float">
            <text:p>0,0342341658</text:p>
          </table:table-cell>
          <table:table-cell office:value-type="float" office:value="0.607304555647102" calcext:value-type="float">
            <text:p>0,6073045556</text:p>
          </table:table-cell>
          <table:table-cell office:value-type="float" office:value="0.684976810282403" calcext:value-type="float">
            <text:p>0,6849768103</text:p>
          </table:table-cell>
          <table:table-cell office:value-type="float" office:value="0.909035409035409" calcext:value-type="float">
            <text:p>0,909035409</text:p>
          </table:table-cell>
          <table:table-cell office:value-type="float" office:value="0.182082439624655" calcext:value-type="float">
            <text:p>0,1820824396</text:p>
          </table:table-cell>
          <table:table-cell office:value-type="float" office:value="12335.9942433506" calcext:value-type="float">
            <text:p>12335,9942433506</text:p>
          </table:table-cell>
        </table:table-row>
        <table:table-row table:style-name="ro1">
          <table:table-cell office:value-type="float" office:value="0.00997770496105792" calcext:value-type="float">
            <text:p>0,009977705</text:p>
          </table:table-cell>
          <table:table-cell office:value-type="float" office:value="0.0088735078950863" calcext:value-type="float">
            <text:p>0,0088735079</text:p>
          </table:table-cell>
          <table:table-cell office:value-type="float" office:value="0.00801847063511836" calcext:value-type="float">
            <text:p>0,0080184706</text:p>
          </table:table-cell>
          <table:table-cell office:value-type="float" office:value="0.00603594293166486" calcext:value-type="float">
            <text:p>0,0060359429</text:p>
          </table:table-cell>
          <table:table-cell office:value-type="float" office:value="0.028856336536575" calcext:value-type="float">
            <text:p>0,0288563365</text:p>
          </table:table-cell>
          <table:table-cell office:value-type="float" office:value="0.607249770081524" calcext:value-type="float">
            <text:p>0,6072497701</text:p>
          </table:table-cell>
          <table:table-cell office:value-type="float" office:value="0.669011735217475" calcext:value-type="float">
            <text:p>0,6690117352</text:p>
          </table:table-cell>
          <table:table-cell office:value-type="float" office:value="0.90964590964591" calcext:value-type="float">
            <text:p>0,9096459096</text:p>
          </table:table-cell>
          <table:table-cell office:value-type="float" office:value="0.20917965912333" calcext:value-type="float">
            <text:p>0,2091796591</text:p>
          </table:table-cell>
          <table:table-cell office:value-type="float" office:value="14181.3349902661" calcext:value-type="float">
            <text:p>14181,3349902661</text:p>
          </table:table-cell>
        </table:table-row>
        <table:table-row table:style-name="ro1">
          <table:table-cell office:value-type="float" office:value="0.00759083774658096" calcext:value-type="float">
            <text:p>0,0075908377</text:p>
          </table:table-cell>
          <table:table-cell office:value-type="float" office:value="0.00719214867059055" calcext:value-type="float">
            <text:p>0,0071921487</text:p>
          </table:table-cell>
          <table:table-cell office:value-type="float" office:value="0.00651888745271946" calcext:value-type="float">
            <text:p>0,0065188875</text:p>
          </table:table-cell>
          <table:table-cell office:value-type="float" office:value="0.00512368142442225" calcext:value-type="float">
            <text:p>0,0051236814</text:p>
          </table:table-cell>
          <table:table-cell office:value-type="float" office:value="0.0249756693088658" calcext:value-type="float">
            <text:p>0,0249756693</text:p>
          </table:table-cell>
          <table:table-cell office:value-type="float" office:value="0.607214958949403" calcext:value-type="float">
            <text:p>0,6072149589</text:p>
          </table:table-cell>
          <table:table-cell office:value-type="float" office:value="0.658616183659969" calcext:value-type="float">
            <text:p>0,6586161837</text:p>
          </table:table-cell>
          <table:table-cell office:value-type="float" office:value="0.90964590964591" calcext:value-type="float">
            <text:p>0,9096459096</text:p>
          </table:table-cell>
          <table:table-cell office:value-type="float" office:value="0.233971135012301" calcext:value-type="float">
            <text:p>0,233971135</text:p>
          </table:table-cell>
          <table:table-cell office:value-type="float" office:value="15862.0730981589" calcext:value-type="float">
            <text:p>15862,0730981589</text:p>
          </table:table-cell>
        </table:table-row>
        <table:table-row table:style-name="ro1">
          <table:table-cell office:value-type="float" office:value="0.00641830415654259" calcext:value-type="float">
            <text:p>0,0064183042</text:p>
          </table:table-cell>
          <table:table-cell office:value-type="float" office:value="0.00611789520886141" calcext:value-type="float">
            <text:p>0,0061178952</text:p>
          </table:table-cell>
          <table:table-cell office:value-type="float" office:value="0.00612896810446335" calcext:value-type="float">
            <text:p>0,0061289681</text:p>
          </table:table-cell>
          <table:table-cell office:value-type="float" office:value="0.00477428674308144" calcext:value-type="float">
            <text:p>0,0047742867</text:p>
          </table:table-cell>
          <table:table-cell office:value-type="float" office:value="0.0218164958791115" calcext:value-type="float">
            <text:p>0,0218164959</text:p>
          </table:table-cell>
          <table:table-cell office:value-type="float" office:value="0.607213711018091" calcext:value-type="float">
            <text:p>0,607213711</text:p>
          </table:table-cell>
          <table:table-cell office:value-type="float" office:value="0.652469658152961" calcext:value-type="float">
            <text:p>0,6524696582</text:p>
          </table:table-cell>
          <table:table-cell office:value-type="float" office:value="0.90964590964591" calcext:value-type="float">
            <text:p>0,9096459096</text:p>
          </table:table-cell>
          <table:table-cell office:value-type="float" office:value="0.259397235421283" calcext:value-type="float">
            <text:p>0,2593972354</text:p>
          </table:table-cell>
          <table:table-cell office:value-type="float" office:value="17585.8355753859" calcext:value-type="float">
            <text:p>17585,8355753859</text:p>
          </table:table-cell>
        </table:table-row>
        <table:table-row table:style-name="ro1">
          <table:table-cell office:value-type="float" office:value="0.00622829511568851" calcext:value-type="float">
            <text:p>0,0062282951</text:p>
          </table:table-cell>
          <table:table-cell office:value-type="float" office:value="0.00631430316060114" calcext:value-type="float">
            <text:p>0,0063143032</text:p>
          </table:table-cell>
          <table:table-cell office:value-type="float" office:value="0.00614269374033572" calcext:value-type="float">
            <text:p>0,0061426937</text:p>
          </table:table-cell>
          <table:table-cell office:value-type="float" office:value="0.00460808872424842" calcext:value-type="float">
            <text:p>0,0046080887</text:p>
          </table:table-cell>
          <table:table-cell office:value-type="float" office:value="0.0194812033874675" calcext:value-type="float">
            <text:p>0,0194812034</text:p>
          </table:table-cell>
          <table:table-cell office:value-type="float" office:value="0.607242808455513" calcext:value-type="float">
            <text:p>0,6072428085</text:p>
          </table:table-cell>
          <table:table-cell office:value-type="float" office:value="0.65001739239518" calcext:value-type="float">
            <text:p>0,6500173924</text:p>
          </table:table-cell>
          <table:table-cell office:value-type="float" office:value="0.90964590964591" calcext:value-type="float">
            <text:p>0,9096459096</text:p>
          </table:table-cell>
          <table:table-cell office:value-type="float" office:value="0.279546043479225" calcext:value-type="float">
            <text:p>0,2795460435</text:p>
          </table:table-cell>
          <table:table-cell office:value-type="float" office:value="18951.8240176741" calcext:value-type="float">
            <text:p>18951,8240176741</text:p>
          </table:table-cell>
        </table:table-row>
        <table:table-row table:style-name="ro1">
          <table:table-cell office:value-type="float" office:value="0.00839363810224778" calcext:value-type="float">
            <text:p>0,0083936381</text:p>
          </table:table-cell>
          <table:table-cell office:value-type="float" office:value="0.00851689980426449" calcext:value-type="float">
            <text:p>0,0085168998</text:p>
          </table:table-cell>
          <table:table-cell office:value-type="float" office:value="0.00822708459108381" calcext:value-type="float">
            <text:p>0,0082270846</text:p>
          </table:table-cell>
          <table:table-cell office:value-type="float" office:value="0.00564444807256996" calcext:value-type="float">
            <text:p>0,0056444481</text:p>
          </table:table-cell>
          <table:table-cell office:value-type="float" office:value="0.0183791667139823" calcext:value-type="float">
            <text:p>0,0183791667</text:p>
          </table:table-cell>
          <table:table-cell office:value-type="float" office:value="0.60720279217858" calcext:value-type="float">
            <text:p>0,6072027922</text:p>
          </table:table-cell>
          <table:table-cell office:value-type="float" office:value="0.656364030344582" calcext:value-type="float">
            <text:p>0,6563640303</text:p>
          </table:table-cell>
          <table:table-cell office:value-type="float" office:value="0.90964590964591" calcext:value-type="float">
            <text:p>0,9096459096</text:p>
          </table:table-cell>
          <table:table-cell office:value-type="float" office:value="0.293797399621395" calcext:value-type="float">
            <text:p>0,2937973996</text:p>
          </table:table-cell>
          <table:table-cell office:value-type="float" office:value="19917.9947073325" calcext:value-type="float">
            <text:p>19917,9947073325</text:p>
          </table:table-cell>
        </table:table-row>
        <table:table-row table:style-name="ro1">
          <table:table-cell office:value-type="float" office:value="0.0161239872635754" calcext:value-type="float">
            <text:p>0,0161239873</text:p>
          </table:table-cell>
          <table:table-cell office:value-type="float" office:value="0.0134550349218065" calcext:value-type="float">
            <text:p>0,0134550349</text:p>
          </table:table-cell>
          <table:table-cell office:value-type="float" office:value="0.0136533457399286" calcext:value-type="float">
            <text:p>0,0136533457</text:p>
          </table:table-cell>
          <table:table-cell office:value-type="float" office:value="0.00926859828017007" calcext:value-type="float">
            <text:p>0,0092685983</text:p>
          </table:table-cell>
          <table:table-cell office:value-type="float" office:value="0.0201211162203592" calcext:value-type="float">
            <text:p>0,0201211162</text:p>
          </table:table-cell>
          <table:table-cell office:value-type="float" office:value="0.60729878507691" calcext:value-type="float">
            <text:p>0,6072987851</text:p>
          </table:table-cell>
          <table:table-cell office:value-type="float" office:value="0.679920864629221" calcext:value-type="float">
            <text:p>0,6799208646</text:p>
          </table:table-cell>
          <table:table-cell office:value-type="float" office:value="0.90964590964591" calcext:value-type="float">
            <text:p>0,9096459096</text:p>
          </table:table-cell>
          <table:table-cell office:value-type="float" office:value="0.286106602635139" calcext:value-type="float">
            <text:p>0,2861066026</text:p>
          </table:table-cell>
          <table:table-cell office:value-type="float" office:value="19396.5971256492" calcext:value-type="float">
            <text:p>19396,5971256492</text:p>
          </table:table-cell>
        </table:table-row>
        <table:table-row table:style-name="ro1">
          <table:table-cell office:value-type="float" office:value="0.0274968278354084" calcext:value-type="float">
            <text:p>0,0274968278</text:p>
          </table:table-cell>
          <table:table-cell office:value-type="float" office:value="0.0186084274278415" calcext:value-type="float">
            <text:p>0,0186084274</text:p>
          </table:table-cell>
          <table:table-cell office:value-type="float" office:value="0.0209219921951931" calcext:value-type="float">
            <text:p>0,0209219922</text:p>
          </table:table-cell>
          <table:table-cell office:value-type="float" office:value="0.0119932010465415" calcext:value-type="float">
            <text:p>0,011993201</text:p>
          </table:table-cell>
          <table:table-cell office:value-type="float" office:value="0.0282388402374236" calcext:value-type="float">
            <text:p>0,0282388402</text:p>
          </table:table-cell>
          <table:table-cell office:value-type="float" office:value="0.607217098166654" calcext:value-type="float">
            <text:p>0,6072170982</text:p>
          </table:table-cell>
          <table:table-cell office:value-type="float" office:value="0.714476391291007" calcext:value-type="float">
            <text:p>0,7144763913</text:p>
          </table:table-cell>
          <table:table-cell office:value-type="float" office:value="0.90964590964591" calcext:value-type="float">
            <text:p>0,9096459096</text:p>
          </table:table-cell>
          <table:table-cell office:value-type="float" office:value="0.255769248964394" calcext:value-type="float">
            <text:p>0,255769249</text:p>
          </table:table-cell>
          <table:table-cell office:value-type="float" office:value="17339.8762335411" calcext:value-type="float">
            <text:p>17339,8762335411</text:p>
          </table:table-cell>
        </table:table-row>
        <table:table-row table:style-name="ro1">
          <table:table-cell office:value-type="float" office:value="0.0468531036639577" calcext:value-type="float">
            <text:p>0,0468531037</text:p>
          </table:table-cell>
          <table:table-cell office:value-type="float" office:value="0.0329169991723308" calcext:value-type="float">
            <text:p>0,0329169992</text:p>
          </table:table-cell>
          <table:table-cell office:value-type="float" office:value="0.0320492081806457" calcext:value-type="float">
            <text:p>0,0320492082</text:p>
          </table:table-cell>
          <table:table-cell office:value-type="float" office:value="0.0174139102579443" calcext:value-type="float">
            <text:p>0,0174139103</text:p>
          </table:table-cell>
          <table:table-cell office:value-type="float" office:value="0.0791458522375578" calcext:value-type="float">
            <text:p>0,0791458522</text:p>
          </table:table-cell>
          <table:table-cell office:value-type="float" office:value="0.608088014545021" calcext:value-type="float">
            <text:p>0,6080880145</text:p>
          </table:table-cell>
          <table:table-cell office:value-type="float" office:value="0.816467089749081" calcext:value-type="float">
            <text:p>0,8164670897</text:p>
          </table:table-cell>
          <table:table-cell office:value-type="float" office:value="0.906593406593407" calcext:value-type="float">
            <text:p>0,9065934066</text:p>
          </table:table-cell>
          <table:table-cell office:value-type="float" office:value="0.188219430565338" calcext:value-type="float">
            <text:p>0,1882194306</text:p>
          </table:table-cell>
          <table:table-cell office:value-type="float" office:value="12717.5163747235" calcext:value-type="float">
            <text:p>12717,5163747235</text:p>
          </table:table-cell>
        </table:table-row>
        <table:table-row table:style-name="ro1">
          <table:table-cell office:value-type="float" office:value="0.0524715672481462" calcext:value-type="float">
            <text:p>0,0524715672</text:p>
          </table:table-cell>
          <table:table-cell office:value-type="float" office:value="0.0466679623385765" calcext:value-type="float">
            <text:p>0,0466679623</text:p>
          </table:table-cell>
          <table:table-cell office:value-type="float" office:value="0.0430463586797174" calcext:value-type="float">
            <text:p>0,0430463587</text:p>
          </table:table-cell>
          <table:table-cell office:value-type="float" office:value="0.0192509974693253" calcext:value-type="float">
            <text:p>0,0192509975</text:p>
          </table:table-cell>
          <table:table-cell office:value-type="float" office:value="0.0886976992295229" calcext:value-type="float">
            <text:p>0,0886976992</text:p>
          </table:table-cell>
          <table:table-cell office:value-type="float" office:value="0.607553031472933" calcext:value-type="float">
            <text:p>0,6075530315</text:p>
          </table:table-cell>
          <table:table-cell office:value-type="float" office:value="0.857687613466284" calcext:value-type="float">
            <text:p>0,8576876135</text:p>
          </table:table-cell>
          <table:table-cell office:value-type="float" office:value="0.908424908424908" calcext:value-type="float">
            <text:p>0,9084249084</text:p>
          </table:table-cell>
          <table:table-cell office:value-type="float" office:value="0.105992905037216" calcext:value-type="float">
            <text:p>0,105992905</text:p>
          </table:table-cell>
          <table:table-cell office:value-type="float" office:value="7176.14364263971" calcext:value-type="float">
            <text:p>7176,1436426397</text:p>
          </table:table-cell>
        </table:table-row>
        <table:table-row table:style-name="ro1">
          <table:table-cell office:value-type="float" office:value="0.0274829565248754" calcext:value-type="float">
            <text:p>0,0274829565</text:p>
          </table:table-cell>
          <table:table-cell office:value-type="float" office:value="0.0171550317730073" calcext:value-type="float">
            <text:p>0,0171550318</text:p>
          </table:table-cell>
          <table:table-cell office:value-type="float" office:value="0.0199453829449433" calcext:value-type="float">
            <text:p>0,0199453829</text:p>
          </table:table-cell>
          <table:table-cell office:value-type="float" office:value="0.013113458102535" calcext:value-type="float">
            <text:p>0,0131134581</text:p>
          </table:table-cell>
          <table:table-cell office:value-type="float" office:value="0.0385417196257449" calcext:value-type="float">
            <text:p>0,0385417196</text:p>
          </table:table-cell>
          <table:table-cell office:value-type="float" office:value="0.607710171859343" calcext:value-type="float">
            <text:p>0,6077101719</text:p>
          </table:table-cell>
          <table:table-cell office:value-type="float" office:value="0.723948723667271" calcext:value-type="float">
            <text:p>0,7239487237</text:p>
          </table:table-cell>
          <table:table-cell office:value-type="float" office:value="0.90964590964591" calcext:value-type="float">
            <text:p>0,9096459096</text:p>
          </table:table-cell>
          <table:table-cell office:value-type="float" office:value="0.179067437605034" calcext:value-type="float">
            <text:p>0,1790674376</text:p>
          </table:table-cell>
          <table:table-cell office:value-type="float" office:value="12139.8769324333" calcext:value-type="float">
            <text:p>12139,8769324333</text:p>
          </table:table-cell>
        </table:table-row>
        <table:table-row table:style-name="ro1">
          <table:table-cell office:value-type="float" office:value="0.0159807191309463" calcext:value-type="float">
            <text:p>0,0159807191</text:p>
          </table:table-cell>
          <table:table-cell office:value-type="float" office:value="0.0103259857045069" calcext:value-type="float">
            <text:p>0,0103259857</text:p>
          </table:table-cell>
          <table:table-cell office:value-type="float" office:value="0.012238081184098" calcext:value-type="float">
            <text:p>0,0122380812</text:p>
          </table:table-cell>
          <table:table-cell office:value-type="float" office:value="0.00827354925550834" calcext:value-type="float">
            <text:p>0,0082735493</text:p>
          </table:table-cell>
          <table:table-cell office:value-type="float" office:value="0.0277689358819917" calcext:value-type="float">
            <text:p>0,0277689359</text:p>
          </table:table-cell>
          <table:table-cell office:value-type="float" office:value="0.607213515883837" calcext:value-type="float">
            <text:p>0,6072135159</text:p>
          </table:table-cell>
          <table:table-cell office:value-type="float" office:value="0.681800784863832" calcext:value-type="float">
            <text:p>0,6818007849</text:p>
          </table:table-cell>
          <table:table-cell office:value-type="float" office:value="0.90964590964591" calcext:value-type="float">
            <text:p>0,9096459096</text:p>
          </table:table-cell>
          <table:table-cell office:value-type="float" office:value="0.224687060918982" calcext:value-type="float">
            <text:p>0,2246870609</text:p>
          </table:table-cell>
          <table:table-cell office:value-type="float" office:value="15232.6592950024" calcext:value-type="float">
            <text:p>15232,6592950024</text:p>
          </table:table-cell>
        </table:table-row>
        <table:table-row table:style-name="ro1">
          <table:table-cell office:value-type="float" office:value="0.0115822816520976" calcext:value-type="float">
            <text:p>0,0115822817</text:p>
          </table:table-cell>
          <table:table-cell office:value-type="float" office:value="0.00689572032929842" calcext:value-type="float">
            <text:p>0,0068957203</text:p>
          </table:table-cell>
          <table:table-cell office:value-type="float" office:value="0.00854148551535" calcext:value-type="float">
            <text:p>0,0085414855</text:p>
          </table:table-cell>
          <table:table-cell office:value-type="float" office:value="0.00627378359639983" calcext:value-type="float">
            <text:p>0,0062737836</text:p>
          </table:table-cell>
          <table:table-cell office:value-type="float" office:value="0.0226476380994694" calcext:value-type="float">
            <text:p>0,0226476381</text:p>
          </table:table-cell>
          <table:table-cell office:value-type="float" office:value="0.607205335637589" calcext:value-type="float">
            <text:p>0,6072053356</text:p>
          </table:table-cell>
          <table:table-cell office:value-type="float" office:value="0.663146243754761" calcext:value-type="float">
            <text:p>0,6631462438</text:p>
          </table:table-cell>
          <table:table-cell office:value-type="float" office:value="0.90964590964591" calcext:value-type="float">
            <text:p>0,9096459096</text:p>
          </table:table-cell>
          <table:table-cell office:value-type="float" office:value="0.256708818990929" calcext:value-type="float">
            <text:p>0,256708819</text:p>
          </table:table-cell>
          <table:table-cell office:value-type="float" office:value="17403.57438349" calcext:value-type="float">
            <text:p>17403,57438349</text:p>
          </table:table-cell>
        </table:table-row>
        <table:table-row table:style-name="ro1">
          <table:table-cell office:value-type="float" office:value="0.00895001095634123" calcext:value-type="float">
            <text:p>0,008950011</text:p>
          </table:table-cell>
          <table:table-cell office:value-type="float" office:value="0.00562368781417798" calcext:value-type="float">
            <text:p>0,0056236878</text:p>
          </table:table-cell>
          <table:table-cell office:value-type="float" office:value="0.00636873363920809" calcext:value-type="float">
            <text:p>0,0063687336</text:p>
          </table:table-cell>
          <table:table-cell office:value-type="float" office:value="0.00518511183473316" calcext:value-type="float">
            <text:p>0,0051851118</text:p>
          </table:table-cell>
          <table:table-cell office:value-type="float" office:value="0.0191616300881956" calcext:value-type="float">
            <text:p>0,0191616301</text:p>
          </table:table-cell>
          <table:table-cell office:value-type="float" office:value="0.607187889434479" calcext:value-type="float">
            <text:p>0,6071878894</text:p>
          </table:table-cell>
          <table:table-cell office:value-type="float" office:value="0.652477063211329" calcext:value-type="float">
            <text:p>0,6524770632</text:p>
          </table:table-cell>
          <table:table-cell office:value-type="float" office:value="0.90964590964591" calcext:value-type="float">
            <text:p>0,9096459096</text:p>
          </table:table-cell>
          <table:table-cell office:value-type="float" office:value="0.290132585287747" calcext:value-type="float">
            <text:p>0,2901325853</text:p>
          </table:table-cell>
          <table:table-cell office:value-type="float" office:value="19669.5386195828" calcext:value-type="float">
            <text:p>19669,5386195828</text:p>
          </table:table-cell>
        </table:table-row>
        <table:table-row table:style-name="ro1">
          <table:table-cell office:value-type="float" office:value="0.00887021166571296" calcext:value-type="float">
            <text:p>0,0088702117</text:p>
          </table:table-cell>
          <table:table-cell office:value-type="float" office:value="0.00524505627612225" calcext:value-type="float">
            <text:p>0,0052450563</text:p>
          </table:table-cell>
          <table:table-cell office:value-type="float" office:value="0.00601952811296662" calcext:value-type="float">
            <text:p>0,0060195281</text:p>
          </table:table-cell>
          <table:table-cell office:value-type="float" office:value="0.00533104786336134" calcext:value-type="float">
            <text:p>0,0053310479</text:p>
          </table:table-cell>
          <table:table-cell office:value-type="float" office:value="0.0170532731640395" calcext:value-type="float">
            <text:p>0,0170532732</text:p>
          </table:table-cell>
          <table:table-cell office:value-type="float" office:value="0.607196535382952" calcext:value-type="float">
            <text:p>0,6071965354</text:p>
          </table:table-cell>
          <table:table-cell office:value-type="float" office:value="0.649715652941784" calcext:value-type="float">
            <text:p>0,6497156529</text:p>
          </table:table-cell>
          <table:table-cell office:value-type="float" office:value="0.90964590964591" calcext:value-type="float">
            <text:p>0,9096459096</text:p>
          </table:table-cell>
          <table:table-cell office:value-type="float" office:value="0.312250063762588" calcext:value-type="float">
            <text:p>0,3122500638</text:p>
          </table:table-cell>
          <table:table-cell office:value-type="float" office:value="21168.9930727846" calcext:value-type="float">
            <text:p>21168,99307278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5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5T17:55:30.293819836</dc:date>
    <meta:editing-duration>PT4M44S</meta:editing-duration>
    <meta:editing-cycles>1</meta:editing-cycles>
    <meta:document-statistic meta:table-count="1" meta:cell-count="500" meta:object-count="10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844cm" svg:height="8.992cm" xlink:href=".." xlink:type="simple" chart:class="chart:line" chart:style-name="ch1">
        <chart:title svg:x="10.768cm" svg:y="0.314cm" chart:style-name="ch2">
          <text:p>Learning Rate 0.004</text:p>
        </chart:title>
        <chart:plot-area chart:style-name="ch3" table:cell-range-address="train_log__LR_004.A1:train_log__LR_004.A50" svg:x="1.514cm" svg:y="1.286cm" svg:width="23.814cm" svg:height="6.559cm">
          <chartooo:coordinate-region svg:x="2.466cm" svg:y="1.486cm" svg:width="22.662cm" svg:height="5.712cm"/>
          <chart:axis chart:dimension="x" chart:name="primary-x" chart:style-name="ch4">
            <chart:title svg:x="12.841cm" svg:y="8.025cm" chart:style-name="ch5">
              <text:p>Epochs</text:p>
            </chart:title>
          </chart:axis>
          <chart:axis chart:dimension="y" chart:name="primary-y" chart:style-name="ch4">
            <chart:title svg:x="0.451cm" svg:y="5.105cm" chart:style-name="ch6">
              <text:p>Loss X</text:p>
            </chart:title>
            <chart:grid chart:style-name="ch7" chart:class="major"/>
          </chart:axis>
          <chart:series chart:style-name="ch8" chart:values-cell-range-address="train_log__LR_004.A1:train_log__LR_004.A50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28991060473111">
                <text:p>0.0328991060473111</text:p>
                <draw:g>
                  <svg:desc>train_log__LR_004.A1:train_log__LR_004.A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8158832375502">
                <text:p>0.0381588323755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613768795226">
                <text:p>0.0266137687952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3291929503576">
                <text:p>0.02732919295035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82261840768247">
                <text:p>0.0582261840768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26800761786902">
                <text:p>0.06268007617869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6777788610401">
                <text:p>0.02967777886104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63304279341364">
                <text:p>0.01633042793413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05834295602138">
                <text:p>0.0105834295602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62348709980421">
                <text:p>0.009623487099804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65460970778792">
                <text:p>0.0165460970778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98869872855369">
                <text:p>0.06988698728553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1914011817143">
                <text:p>0.121914011817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4926947300639">
                <text:p>0.0549269473006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73492092182872">
                <text:p>0.02734920921828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62543963793414">
                <text:p>0.01625439637934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043261389414">
                <text:p>0.01090432613894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796428782499399">
                <text:p>0.007964287824993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94962231566264">
                <text:p>0.00694962231566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881065103391645">
                <text:p>0.00881065103391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48724729843132">
                <text:p>0.01487247298431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23560873709693">
                <text:p>0.02235608737096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91269991685621">
                <text:p>0.02912699916856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33847630592961">
                <text:p>0.03338476305929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4549382410409">
                <text:p>0.0345493824104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7839294827579">
                <text:p>0.0278392948275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80956747668402">
                <text:p>0.03809567476684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17849802363775">
                <text:p>0.02178498023637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48811411528093">
                <text:p>0.01488114115280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30815590904447">
                <text:p>0.01308155909044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26399196748432">
                <text:p>0.01263991967484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85412730928717">
                <text:p>0.0854127309287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00634687591621">
                <text:p>0.07006346875916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15236371584999">
                <text:p>0.03152363715849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93459459679206">
                <text:p>0.01934594596792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35244966161594">
                <text:p>0.01352449661615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997770496105792">
                <text:p>0.009977704961057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759083774658096">
                <text:p>0.007590837746580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641830415654259">
                <text:p>0.006418304156542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622829511568851">
                <text:p>0.006228295115688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839363810224778">
                <text:p>0.008393638102247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61239872635754">
                <text:p>0.01612398726357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74968278354084">
                <text:p>0.02749682783540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68531036639577">
                <text:p>0.04685310366395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24715672481462">
                <text:p>0.05247156724814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74829565248754">
                <text:p>0.02748295652487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59807191309463">
                <text:p>0.01598071913094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15822816520976">
                <text:p>0.01158228165209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895001095634123">
                <text:p>0.008950010956341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887021166571296">
                <text:p>0.008870211665712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831cm" svg:height="8.992cm" xlink:href=".." xlink:type="simple" chart:class="chart:line" chart:style-name="ch1">
        <chart:title svg:x="10.761cm" svg:y="0.314cm" chart:style-name="ch2">
          <text:p>Learning Rate 0.004</text:p>
        </chart:title>
        <chart:plot-area chart:style-name="ch3" table:cell-range-address="train_log__LR_004.J1:train_log__LR_004.J50" svg:x="1.514cm" svg:y="1.286cm" svg:width="23.801cm" svg:height="6.559cm">
          <chartooo:coordinate-region svg:x="2.757cm" svg:y="1.485cm" svg:width="22.359cm" svg:height="5.713cm"/>
          <chart:axis chart:dimension="x" chart:name="primary-x" chart:style-name="ch4">
            <chart:title svg:x="12.834cm" svg:y="8.025cm" chart:style-name="ch5">
              <text:p>Epochs</text:p>
            </chart:title>
          </chart:axis>
          <chart:axis chart:dimension="y" chart:name="primary-y" chart:style-name="ch4">
            <chart:title svg:x="0.451cm" svg:y="6.249cm" chart:style-name="ch6">
              <text:p>Average Precision (AP)</text:p>
            </chart:title>
            <chart:grid chart:style-name="ch7" chart:class="major"/>
          </chart:axis>
          <chart:series chart:style-name="ch8" chart:values-cell-range-address="train_log__LR_004.J1:train_log__LR_004.J50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74.89853692955">
                <text:p>7774.89853692955</text:p>
                <draw:g>
                  <svg:desc>train_log__LR_004.J1:train_log__LR_004.J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420.86464133807">
                <text:p>8420.86464133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06.94939848212">
                <text:p>9206.94939848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24.58873281192">
                <text:p>9524.58873281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09.95932485715">
                <text:p>6509.95932485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08.2241451119">
                <text:p>6108.22414511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63.29232000486">
                <text:p>8263.292320004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600.6492468929">
                <text:p>10600.64924689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15.0077540803">
                <text:p>12515.00775408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213.545477953">
                <text:p>14213.5454779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647.9996119166">
                <text:p>14647.9996119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03.9449448451">
                <text:p>10103.94494484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11.21092429335">
                <text:p>2811.210924293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59.62479609786">
                <text:p>4859.624796097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85.85383126967">
                <text:p>7185.853831269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08.96428314945">
                <text:p>9108.964283149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749.3050795459">
                <text:p>10749.30507954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274.9396826402">
                <text:p>12274.93968264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883.0198625361">
                <text:p>13883.01986253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66.9890056623">
                <text:p>15066.98900566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282.8630834676">
                <text:p>15282.86308346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788.527715309">
                <text:p>14788.5277153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33.059637444">
                <text:p>14033.0596374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006.3353429967">
                <text:p>11006.33534299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678.2983382044">
                <text:p>11678.29833820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239.079214477">
                <text:p>13239.0792144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475.117038524">
                <text:p>10475.1170385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881.6769259146">
                <text:p>12881.67692591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617.2355310667">
                <text:p>15617.2355310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636.7178779551">
                <text:p>16636.71787795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603.9463970708">
                <text:p>17603.94639707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14.21604036155">
                <text:p>8414.216040361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35.67125577443">
                <text:p>4535.671255774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102.03559538092">
                <text:p>8102.035595380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438.7729208833">
                <text:p>10438.77292088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335.9942433506">
                <text:p>12335.99424335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181.3349902661">
                <text:p>14181.33499026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862.0730981589">
                <text:p>15862.07309815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585.8355753859">
                <text:p>17585.83557538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951.8240176741">
                <text:p>18951.82401767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917.9947073325">
                <text:p>19917.99470733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396.5971256492">
                <text:p>19396.59712564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339.8762335411">
                <text:p>17339.87623354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717.5163747235">
                <text:p>12717.51637472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176.14364263971">
                <text:p>7176.143642639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139.8769324333">
                <text:p>12139.8769324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32.6592950024">
                <text:p>15232.65929500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403.57438349">
                <text:p>17403.574383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669.5386195828">
                <text:p>19669.53861958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168.9930727846">
                <text:p>21168.993072784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83cm" svg:height="8.992cm" xlink:href=".." xlink:type="simple" chart:class="chart:line" chart:style-name="ch1">
        <chart:title svg:x="10.761cm" svg:y="0.314cm" chart:style-name="ch2">
          <text:p>Learning Rate 0.004</text:p>
        </chart:title>
        <chart:plot-area chart:style-name="ch3" table:cell-range-address="train_log__LR_004.B1:train_log__LR_004.B50" svg:x="1.514cm" svg:y="1.286cm" svg:width="23.8cm" svg:height="6.559cm">
          <chartooo:coordinate-region svg:x="2.466cm" svg:y="1.485cm" svg:width="22.648cm" svg:height="5.713cm"/>
          <chart:axis chart:dimension="x" chart:name="primary-x" chart:style-name="ch4">
            <chart:title svg:x="12.834cm" svg:y="8.025cm" chart:style-name="ch5">
              <text:p>Epochs</text:p>
            </chart:title>
          </chart:axis>
          <chart:axis chart:dimension="y" chart:name="primary-y" chart:style-name="ch4">
            <chart:title svg:x="0.451cm" svg:y="5.099cm" chart:style-name="ch6">
              <text:p>Loss Y</text:p>
            </chart:title>
            <chart:grid chart:style-name="ch7" chart:class="major"/>
          </chart:axis>
          <chart:series chart:style-name="ch8" chart:values-cell-range-address="train_log__LR_004.B1:train_log__LR_004.B50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65879762360989">
                <text:p>0.0265879762360989</text:p>
                <draw:g>
                  <svg:desc>train_log__LR_004.B1:train_log__LR_004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08592151948707">
                <text:p>0.0308592151948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73219150874353">
                <text:p>0.02732191508743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11898787315677">
                <text:p>0.03118987873156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50135644730922">
                <text:p>0.04501356447309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42943879723236">
                <text:p>0.04429438797232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29847329371014">
                <text:p>0.02298473293710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32383688248307">
                <text:p>0.01323836882483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05053325483696">
                <text:p>0.01050533254836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74626151993696">
                <text:p>0.009746261519936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19607944320379">
                <text:p>0.01196079443203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62849050803469">
                <text:p>0.05628490508034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12464372091436">
                <text:p>0.09124643720914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20566078485406">
                <text:p>0.04205660784854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20444879920074">
                <text:p>0.02204448799200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28514314310567">
                <text:p>0.01285143143105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857139813395938">
                <text:p>0.008571398133959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639060952997451">
                <text:p>0.006390609529974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00689852081602">
                <text:p>0.006006898520816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749931961963872">
                <text:p>0.007499319619638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1156410017575">
                <text:p>0.0111564100175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79026654304487">
                <text:p>0.01790266543044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16691367721905">
                <text:p>0.02166913677219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71777291601001">
                <text:p>0.0271777291601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38504847320106">
                <text:p>0.02385048473201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86048006158978">
                <text:p>0.01860480061589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10409502403738">
                <text:p>0.02104095024037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73129313691442">
                <text:p>0.01731293136914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47807587823518">
                <text:p>0.01478075878235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33081958253031">
                <text:p>0.01330819582530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54999376798784">
                <text:p>0.01549993767987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49617481332191">
                <text:p>0.09496174813321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41664999115957">
                <text:p>0.06416649991159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62374861330393">
                <text:p>0.02623748613303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59030202712804">
                <text:p>0.01590302027128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16473608287111">
                <text:p>0.01164736082871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88735078950863">
                <text:p>0.00887350789508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719214867059055">
                <text:p>0.007192148670590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611789520886141">
                <text:p>0.006117895208861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631430316060114">
                <text:p>0.006314303160601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851689980426449">
                <text:p>0.008516899804264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34550349218065">
                <text:p>0.01345503492180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86084274278415">
                <text:p>0.01860842742784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29169991723308">
                <text:p>0.03291699917233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66679623385765">
                <text:p>0.04666796233857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71550317730073">
                <text:p>0.01715503177300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03259857045069">
                <text:p>0.01032598570450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689572032929842">
                <text:p>0.006895720329298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562368781417798">
                <text:p>0.005623687814177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524505627612225">
                <text:p>0.005245056276122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856cm" svg:height="8.992cm" xlink:href=".." xlink:type="simple" chart:class="chart:line" chart:style-name="ch1">
        <chart:title svg:x="10.774cm" svg:y="0.314cm" chart:style-name="ch2">
          <text:p>Learning Rate 0.004</text:p>
        </chart:title>
        <chart:plot-area chart:style-name="ch3" table:cell-range-address="train_log__LR_004.C1:train_log__LR_004.C50" svg:x="1.515cm" svg:y="1.286cm" svg:width="23.824cm" svg:height="6.559cm">
          <chartooo:coordinate-region svg:x="2.467cm" svg:y="1.485cm" svg:width="22.673cm" svg:height="5.713cm"/>
          <chart:axis chart:dimension="x" chart:name="primary-x" chart:style-name="ch4">
            <chart:title svg:x="12.847cm" svg:y="8.025cm" chart:style-name="ch5">
              <text:p>Epochs</text:p>
            </chart:title>
          </chart:axis>
          <chart:axis chart:dimension="y" chart:name="primary-y" chart:style-name="ch4">
            <chart:title svg:x="0.451cm" svg:y="5.151cm" chart:style-name="ch6">
              <text:p>Loss W</text:p>
            </chart:title>
            <chart:grid chart:style-name="ch7" chart:class="major"/>
          </chart:axis>
          <chart:series chart:style-name="ch8" chart:values-cell-range-address="train_log__LR_004.C1:train_log__LR_004.C50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0552200353763">
                <text:p>0.040552200353763</text:p>
                <draw:g>
                  <svg:desc>train_log__LR_004.C1:train_log__LR_004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06884517779537">
                <text:p>0.03068845177795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14638597519544">
                <text:p>0.02146385975195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79667434545685">
                <text:p>0.01796674345456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01856967775331">
                <text:p>0.04018569677753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13568714350285">
                <text:p>0.04135687143502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93028017478248">
                <text:p>0.0193028017478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19459185078988">
                <text:p>0.01194591850789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996447291114449">
                <text:p>0.009964472911144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14864586299841">
                <text:p>0.009148645862998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20769628021176">
                <text:p>0.01207696280211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56600987888721">
                <text:p>0.06566009878887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34478229922743">
                <text:p>0.09344782299227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5214346700541">
                <text:p>0.0352143467005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83713627303275">
                <text:p>0.0183713627303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31195843955255">
                <text:p>0.01311958439552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1156780352251">
                <text:p>0.01011567803522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78870691604938">
                <text:p>0.0078870691604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94069071132634">
                <text:p>0.006940690711326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860219819154263">
                <text:p>0.008602198191542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24605393067191">
                <text:p>0.0124605393067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7353684302136">
                <text:p>0.0173536843021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2325949465108">
                <text:p>0.0223259494651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53342881215615">
                <text:p>0.02533428812156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8387289581072">
                <text:p>0.0283872895810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39565328072556">
                <text:p>0.02395653280725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63557241016757">
                <text:p>0.02635572410167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58543953104961">
                <text:p>0.01585439531049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49620695984485">
                <text:p>0.01496206959844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31267627882991">
                <text:p>0.01312676278829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62551277644925">
                <text:p>0.01625512776449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29143639752073">
                <text:p>0.07291436397520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94141968407063">
                <text:p>0.04941419684070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04473938218655">
                <text:p>0.02044739382186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34693867947049">
                <text:p>0.01346938679470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0655119137686">
                <text:p>0.0106551191376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801847063511836">
                <text:p>0.008018470635118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651888745271946">
                <text:p>0.006518887452719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612896810446335">
                <text:p>0.006128968104463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614269374033572">
                <text:p>0.006142693740335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822708459108381">
                <text:p>0.008227084591083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36533457399286">
                <text:p>0.01365334573992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09219921951931">
                <text:p>0.02092199219519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20492081806457">
                <text:p>0.03204920818064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30463586797174">
                <text:p>0.04304635867971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99453829449433">
                <text:p>0.01994538294494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2238081184098">
                <text:p>0.0122380811840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854148551535">
                <text:p>0.008541485515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636873363920809">
                <text:p>0.006368733639208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601952811296662">
                <text:p>0.006019528112966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831cm" svg:height="8.993cm" xlink:href=".." xlink:type="simple" chart:class="chart:line" chart:style-name="ch1">
        <chart:title svg:x="10.761cm" svg:y="0.314cm" chart:style-name="ch2">
          <text:p>Learning Rate 0.004</text:p>
        </chart:title>
        <chart:plot-area chart:style-name="ch3" table:cell-range-address="train_log__LR_004.D1:train_log__LR_004.D50" svg:x="1.514cm" svg:y="1.286cm" svg:width="23.801cm" svg:height="6.56cm">
          <chartooo:coordinate-region svg:x="2.466cm" svg:y="1.485cm" svg:width="22.65cm" svg:height="5.714cm"/>
          <chart:axis chart:dimension="x" chart:name="primary-x" chart:style-name="ch4">
            <chart:title svg:x="12.834cm" svg:y="8.026cm" chart:style-name="ch5">
              <text:p>Epochs</text:p>
            </chart:title>
          </chart:axis>
          <chart:axis chart:dimension="y" chart:name="primary-y" chart:style-name="ch4">
            <chart:title svg:x="0.451cm" svg:y="5.113cm" chart:style-name="ch6">
              <text:p>Loss H</text:p>
            </chart:title>
            <chart:grid chart:style-name="ch7" chart:class="major"/>
          </chart:axis>
          <chart:series chart:style-name="ch8" chart:values-cell-range-address="train_log__LR_004.D1:train_log__LR_004.D50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60888844722988">
                <text:p>0.0260888844722988</text:p>
                <draw:g>
                  <svg:desc>train_log__LR_004.D1:train_log__LR_004.D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64124024722713">
                <text:p>0.0164124024722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1448364399535">
                <text:p>0.01514483643995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40220017532433">
                <text:p>0.01402200175324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973469763151">
                <text:p>0.0259734697631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2896223543621">
                <text:p>0.02028962235436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21710194063227">
                <text:p>0.01217101940632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83432485704691">
                <text:p>0.008834324857046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697692817058373">
                <text:p>0.006976928170583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673106172361268">
                <text:p>0.006731061723612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849623268578355">
                <text:p>0.008496232685783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07613118892042">
                <text:p>0.03076131188920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29470485435013">
                <text:p>0.05294704854350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98820919144581">
                <text:p>0.01988209191445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24990145079996">
                <text:p>0.01249901450799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9587698322436">
                <text:p>0.0095876983224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789706628375199">
                <text:p>0.007897066283751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679456762200961">
                <text:p>0.006794567622009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14080981095358">
                <text:p>0.006140809810953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798576456735389">
                <text:p>0.007985764567353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846315031756644">
                <text:p>0.008463150317566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953496478847926">
                <text:p>0.009534964788479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16868337823663">
                <text:p>0.01168683378236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36461730201542">
                <text:p>0.01364617302015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78615477042839">
                <text:p>0.01786154770428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43390006910872">
                <text:p>0.01433900069108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31338317346457">
                <text:p>0.01313383173464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967664224852063">
                <text:p>0.009676642248520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882467644309963">
                <text:p>0.008824676443099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856704699569221">
                <text:p>0.008567046995692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864417387162125">
                <text:p>0.00864417387162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57463043154939">
                <text:p>0.05574630431549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86614684842187">
                <text:p>0.02866146848421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40282422229377">
                <text:p>0.01402824222293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990699450855053">
                <text:p>0.009906994508550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761111509746698">
                <text:p>0.007611115097466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603594293166486">
                <text:p>0.006035942931664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512368142442225">
                <text:p>0.005123681424422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477428674308144">
                <text:p>0.004774286743081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460808872424842">
                <text:p>0.004608088724248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564444807256996">
                <text:p>0.005644448072569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926859828017007">
                <text:p>0.009268598280170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19932010465415">
                <text:p>0.01199320104654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74139102579443">
                <text:p>0.01741391025794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92509974693253">
                <text:p>0.01925099746932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3113458102535">
                <text:p>0.0131134581025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827354925550834">
                <text:p>0.008273549255508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627378359639983">
                <text:p>0.006273783596399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518511183473316">
                <text:p>0.005185111834733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533104786336134">
                <text:p>0.005331047863361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869cm" svg:height="8.992cm" xlink:href=".." xlink:type="simple" chart:class="chart:line" chart:style-name="ch1">
        <chart:title svg:x="10.78cm" svg:y="0.314cm" chart:style-name="ch2">
          <text:p>Learning Rate 0.004</text:p>
        </chart:title>
        <chart:plot-area chart:style-name="ch3" table:cell-range-address="train_log__LR_004.E1:train_log__LR_004.E50" svg:x="1.515cm" svg:y="1.286cm" svg:width="23.837cm" svg:height="6.559cm">
          <chartooo:coordinate-region svg:x="2.467cm" svg:y="1.485cm" svg:width="22.686cm" svg:height="5.713cm"/>
          <chart:axis chart:dimension="x" chart:name="primary-x" chart:style-name="ch4">
            <chart:title svg:x="12.853cm" svg:y="8.025cm" chart:style-name="ch5">
              <text:p>Epochs</text:p>
            </chart:title>
          </chart:axis>
          <chart:axis chart:dimension="y" chart:name="primary-y" chart:style-name="ch4">
            <chart:title svg:x="0.451cm" svg:y="5.786cm" chart:style-name="ch6">
              <text:p>Loss Confidence</text:p>
            </chart:title>
            <chart:grid chart:style-name="ch7" chart:class="major"/>
          </chart:axis>
          <chart:series chart:style-name="ch8" chart:values-cell-range-address="train_log__LR_004.E1:train_log__LR_004.E50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81994934240186">
                <text:p>0.0981994934240186</text:p>
                <draw:g>
                  <svg:desc>train_log__LR_004.E1:train_log__LR_004.E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14673972671558">
                <text:p>0.07146739726715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60741722447313">
                <text:p>0.05607417224473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54604515272974">
                <text:p>0.05546045152729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3252541413633">
                <text:p>0.1132525414136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8381015907004">
                <text:p>0.1083810159070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89089044813244">
                <text:p>0.05890890448132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25188969070222">
                <text:p>0.0425188969070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49634536874614">
                <text:p>0.0349634536874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0336051360165">
                <text:p>0.030336051360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07338169288494">
                <text:p>0.03073381692884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04217155239222">
                <text:p>0.304217155239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38654849914349">
                <text:p>0.2386548499143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91109727946666">
                <text:p>0.0991109727946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26937576528">
                <text:p>0.062269375765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82110021032065">
                <text:p>0.04821100210320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01475233803657">
                <text:p>0.04014752338036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43459050210309">
                <text:p>0.03434590502103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96981425247165">
                <text:p>0.02969814252471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75664879043242">
                <text:p>0.02756648790432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75893873823363">
                <text:p>0.02758938738233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02583717420397">
                <text:p>0.03025837174203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51437307474623">
                <text:p>0.03514373074746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10482379939363">
                <text:p>0.05104823799393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47815907801392">
                <text:p>0.04478159078013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687254705845">
                <text:p>0.036872547058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84568944989939">
                <text:p>0.05845689449899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58785266481381">
                <text:p>0.03587852664813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72098136624413">
                <text:p>0.02720981366244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58543634993594">
                <text:p>0.02585436349935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47827332893057">
                <text:p>0.02478273328930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06080931481159">
                <text:p>0.3060809314811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4653399290565">
                <text:p>0.1646533992905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77228731891966">
                <text:p>0.05772287318919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23119381520447">
                <text:p>0.04231193815204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42341657717723">
                <text:p>0.03423416577177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8856336536575">
                <text:p>0.0288563365365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49756693088658">
                <text:p>0.02497566930886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18164958791115">
                <text:p>0.02181649587911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94812033874675">
                <text:p>0.01948120338746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83791667139823">
                <text:p>0.01837916671398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01211162203592">
                <text:p>0.02012111622035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82388402374236">
                <text:p>0.02823884023742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791458522375578">
                <text:p>0.07914585223755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86976992295229">
                <text:p>0.08869769922952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85417196257449">
                <text:p>0.03854171962574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77689358819917">
                <text:p>0.02776893588199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26476380994694">
                <text:p>0.02264763809946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91616300881956">
                <text:p>0.01916163008819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70532731640395">
                <text:p>0.01705327316403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831cm" svg:height="8.992cm" xlink:href=".." xlink:type="simple" chart:class="chart:line" chart:style-name="ch1">
        <chart:title svg:x="10.761cm" svg:y="0.314cm" chart:style-name="ch2">
          <text:p>Learning Rate 0.004</text:p>
        </chart:title>
        <chart:plot-area chart:style-name="ch3" table:cell-range-address="train_log__LR_004.F1:train_log__LR_004.F50" svg:x="1.514cm" svg:y="1.286cm" svg:width="23.801cm" svg:height="6.559cm">
          <chartooo:coordinate-region svg:x="2.863cm" svg:y="1.486cm" svg:width="22.252cm" svg:height="5.713cm"/>
          <chart:axis chart:dimension="x" chart:name="primary-x" chart:style-name="ch4">
            <chart:title svg:x="12.834cm" svg:y="8.025cm" chart:style-name="ch5">
              <text:p>Epochs</text:p>
            </chart:title>
          </chart:axis>
          <chart:axis chart:dimension="y" chart:name="primary-y" chart:style-name="ch4">
            <chart:title svg:x="0.451cm" svg:y="5.39cm" chart:style-name="ch6">
              <text:p>Loss Class</text:p>
            </chart:title>
            <chart:grid chart:style-name="ch7" chart:class="major"/>
          </chart:axis>
          <chart:series chart:style-name="ch8" chart:values-cell-range-address="train_log__LR_004.F1:train_log__LR_004.F50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08294742447989">
                <text:p>0.608294742447989</text:p>
                <draw:g>
                  <svg:desc>train_log__LR_004.F1:train_log__LR_004.F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08546522401628">
                <text:p>0.6085465224016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08185387083462">
                <text:p>0.6081853870834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8531344668332">
                <text:p>0.608531344668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08488289427845">
                <text:p>0.6084882894278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08275298124705">
                <text:p>0.6082752981247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8278769549433">
                <text:p>0.6082787695494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08167076121756">
                <text:p>0.6081670761217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8136719126841">
                <text:p>0.6081367191268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8126967108293">
                <text:p>0.6081269671082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08173572755122">
                <text:p>0.6081735727551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09226897577226">
                <text:p>0.6092268975772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08213534667378">
                <text:p>0.6082135346673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08693848763193">
                <text:p>0.6086938487631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08158507844904">
                <text:p>0.6081585078449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08121110460697">
                <text:p>0.6081211104606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08103113460453">
                <text:p>0.6081031134604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8106390187592">
                <text:p>0.6081063901875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08098097391181">
                <text:p>0.6080980973911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08107021931327">
                <text:p>0.6081070219313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08098842230909">
                <text:p>0.6080988422309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08106916094874">
                <text:p>0.6081069160948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08257741172672">
                <text:p>0.6082577411726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0855587945753">
                <text:p>0.608555879457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8172199610389">
                <text:p>0.6081721996103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08095291715402">
                <text:p>0.6080952917154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8091078725927">
                <text:p>0.6080910787259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08112627333337">
                <text:p>0.6081126273333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08100928611808">
                <text:p>0.6081009286118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08073515387682">
                <text:p>0.6080735153876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08044242575055">
                <text:p>0.6080442425750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09961021132085">
                <text:p>0.6099610211320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08438279002141">
                <text:p>0.6084382790021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08709501423242">
                <text:p>0.6087095014232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07803803387579">
                <text:p>0.6078038033875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07304555647102">
                <text:p>0.6073045556471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07249770081524">
                <text:p>0.6072497700815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07214958949403">
                <text:p>0.6072149589494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07213711018091">
                <text:p>0.6072137110180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07242808455513">
                <text:p>0.6072428084555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0720279217858">
                <text:p>0.607202792178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0729878507691">
                <text:p>0.607298785076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07217098166654">
                <text:p>0.6072170981666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08088014545021">
                <text:p>0.6080880145450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07553031472933">
                <text:p>0.6075530314729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07710171859343">
                <text:p>0.6077101718593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07213515883837">
                <text:p>0.6072135158838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07205335637589">
                <text:p>0.6072053356375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07187889434479">
                <text:p>0.6071878894344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07196535382952">
                <text:p>0.6071965353829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817cm" svg:height="8.992cm" xlink:href=".." xlink:type="simple" chart:class="chart:line" chart:style-name="ch1">
        <chart:title svg:x="10.754cm" svg:y="0.314cm" chart:style-name="ch2">
          <text:p>Learning Rate 0.004</text:p>
        </chart:title>
        <chart:plot-area chart:style-name="ch3" table:cell-range-address="train_log__LR_004.G1:train_log__LR_004.G50" svg:x="1.514cm" svg:y="1.286cm" svg:width="23.787cm" svg:height="6.559cm">
          <chartooo:coordinate-region svg:x="2.268cm" svg:y="1.485cm" svg:width="22.834cm" svg:height="5.713cm"/>
          <chart:axis chart:dimension="x" chart:name="primary-x" chart:style-name="ch4">
            <chart:title svg:x="12.827cm" svg:y="8.025cm" chart:style-name="ch5">
              <text:p>Epochs</text:p>
            </chart:title>
          </chart:axis>
          <chart:axis chart:dimension="y" chart:name="primary-y" chart:style-name="ch4">
            <chart:title svg:x="0.451cm" svg:y="5.323cm" chart:style-name="ch6">
              <text:p>Loss Total</text:p>
            </chart:title>
            <chart:grid chart:style-name="ch7" chart:class="major"/>
          </chart:axis>
          <chart:series chart:style-name="ch8" chart:values-cell-range-address="train_log__LR_004.G1:train_log__LR_004.G50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32622407338558">
                <text:p>0.832622407338558</text:p>
                <draw:g>
                  <svg:desc>train_log__LR_004.G1:train_log__LR_004.G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96132822176476">
                <text:p>0.796132822176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4803941800044">
                <text:p>0.754803941800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4499611618755">
                <text:p>0.7544996116187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1139745275616">
                <text:p>0.8911397452756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5277270615756">
                <text:p>0.8852772706157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1324007581005">
                <text:p>0.751324007581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1035013128986">
                <text:p>0.7010350131289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1130335662828">
                <text:p>0.6811303356628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7371247626923">
                <text:p>0.673712476269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87987476696461">
                <text:p>0.6879874766964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3603735472256">
                <text:p>1.136037354722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0642370531411">
                <text:p>1.206423705314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59884814901666">
                <text:p>0.859884814901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50691959054479">
                <text:p>0.7506919590544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08145223912739">
                <text:p>0.7081452239127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85739108276018">
                <text:p>0.6857391082760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71488827619797">
                <text:p>0.6714888276197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63834261588561">
                <text:p>0.6638342615885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68571442474812">
                <text:p>0.6685714424748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82640804039253">
                <text:p>0.6826408040392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05512688273475">
                <text:p>0.7055126882734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28210390487433">
                <text:p>0.7282103904874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59147073323037">
                <text:p>0.7591470733230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57602494059901">
                <text:p>0.7576024940599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29707466595339">
                <text:p>0.7297074665953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65174151995243">
                <text:p>0.7651741519952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08620098702637">
                <text:p>0.7086200987026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88759389159444">
                <text:p>0.6887593891594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82011445035865">
                <text:p>0.6820114450358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85866135598976">
                <text:p>0.6858661355989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250770963592">
                <text:p>1.22507709635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85397311575683">
                <text:p>0.9853973115756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58669130531423">
                <text:p>0.7586691305314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08741086088257">
                <text:p>0.7087410860882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84976810282403">
                <text:p>0.6849768102824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69011735217475">
                <text:p>0.6690117352174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58616183659969">
                <text:p>0.6586161836599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52469658152961">
                <text:p>0.6524696581529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5001739239518">
                <text:p>0.650017392395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56364030344582">
                <text:p>0.6563640303445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79920864629221">
                <text:p>0.679920864629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14476391291007">
                <text:p>0.7144763912910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16467089749081">
                <text:p>0.8164670897490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57687613466284">
                <text:p>0.8576876134662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23948723667271">
                <text:p>0.7239487236672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81800784863832">
                <text:p>0.6818007848638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63146243754761">
                <text:p>0.6631462437547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52477063211329">
                <text:p>0.6524770632113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49715652941784">
                <text:p>0.6497156529417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856cm" svg:height="8.992cm" xlink:href=".." xlink:type="simple" chart:class="chart:line" chart:style-name="ch1">
        <chart:title svg:x="10.774cm" svg:y="0.314cm" chart:style-name="ch2">
          <text:p>Learning Rate 0.004</text:p>
        </chart:title>
        <chart:plot-area chart:style-name="ch3" table:cell-range-address="train_log__LR_004.H1:train_log__LR_004.H50" svg:x="1.515cm" svg:y="1.286cm" svg:width="23.824cm" svg:height="6.559cm">
          <chartooo:coordinate-region svg:x="2.666cm" svg:y="1.486cm" svg:width="22.473cm" svg:height="5.713cm"/>
          <chart:axis chart:dimension="x" chart:name="primary-x" chart:style-name="ch4">
            <chart:title svg:x="12.847cm" svg:y="8.025cm" chart:style-name="ch5">
              <text:p>Epochs</text:p>
            </chart:title>
          </chart:axis>
          <chart:axis chart:dimension="y" chart:name="primary-y" chart:style-name="ch4">
            <chart:title svg:x="0.451cm" svg:y="5.052cm" chart:style-name="ch6">
              <text:p>Recall</text:p>
            </chart:title>
            <chart:grid chart:style-name="ch7" chart:class="major"/>
          </chart:axis>
          <chart:series chart:style-name="ch8" chart:values-cell-range-address="train_log__LR_004.H1:train_log__LR_004.H50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04761904761905">
                <text:p>0.904761904761905</text:p>
                <draw:g>
                  <svg:desc>train_log__LR_004.H1:train_log__LR_004.H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7203907203907">
                <text:p>0.9072039072039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9035409035409">
                <text:p>0.9090354090354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08424908424908">
                <text:p>0.9084249084249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06593406593406">
                <text:p>0.9065934065934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05982905982906">
                <text:p>0.9059829059829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09035409035409">
                <text:p>0.9090354090354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9035409035409">
                <text:p>0.9090354090354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9035409035409">
                <text:p>0.9090354090354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9035409035409">
                <text:p>0.9090354090354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09035409035409">
                <text:p>0.909035409035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93772893772894">
                <text:p>0.8937728937728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94383394383394">
                <text:p>0.8943833943833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07814407814408">
                <text:p>0.9078144078144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09035409035409">
                <text:p>0.9090354090354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09035409035409">
                <text:p>0.9090354090354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09035409035409">
                <text:p>0.9090354090354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09035409035409">
                <text:p>0.9090354090354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09035409035409">
                <text:p>0.9090354090354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09035409035409">
                <text:p>0.9090354090354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09035409035409">
                <text:p>0.9090354090354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09035409035409">
                <text:p>0.9090354090354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09035409035409">
                <text:p>0.9090354090354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08424908424908">
                <text:p>0.9084249084249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09035409035409">
                <text:p>0.9090354090354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09035409035409">
                <text:p>0.9090354090354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08424908424908">
                <text:p>0.9084249084249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09035409035409">
                <text:p>0.9090354090354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09035409035409">
                <text:p>0.9090354090354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09035409035409">
                <text:p>0.9090354090354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09035409035409">
                <text:p>0.9090354090354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8949938949939">
                <text:p>0.889499389499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05372405372405">
                <text:p>0.9053724053724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09035409035409">
                <text:p>0.9090354090354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09035409035409">
                <text:p>0.9090354090354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09035409035409">
                <text:p>0.9090354090354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964590964591">
                <text:p>0.909645909645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0964590964591">
                <text:p>0.909645909645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0964590964591">
                <text:p>0.909645909645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0964590964591">
                <text:p>0.909645909645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0964590964591">
                <text:p>0.909645909645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0964590964591">
                <text:p>0.909645909645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0964590964591">
                <text:p>0.909645909645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06593406593407">
                <text:p>0.9065934065934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08424908424908">
                <text:p>0.9084249084249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0964590964591">
                <text:p>0.909645909645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0964590964591">
                <text:p>0.909645909645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0964590964591">
                <text:p>0.909645909645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0964590964591">
                <text:p>0.909645909645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0964590964591">
                <text:p>0.9096459096459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882cm" svg:height="8.992cm" xlink:href=".." xlink:type="simple" chart:class="chart:line" chart:style-name="ch1">
        <chart:title svg:x="10.787cm" svg:y="0.314cm" chart:style-name="ch2">
          <text:p>Learning Rate 0.004</text:p>
        </chart:title>
        <chart:plot-area chart:style-name="ch3" table:cell-range-address="train_log__LR_004.I1:train_log__LR_004.I50" svg:x="1.515cm" svg:y="1.286cm" svg:width="23.85cm" svg:height="6.559cm">
          <chartooo:coordinate-region svg:x="2.467cm" svg:y="1.485cm" svg:width="22.698cm" svg:height="5.713cm"/>
          <chart:axis chart:dimension="x" chart:name="primary-x" chart:style-name="ch4">
            <chart:title svg:x="12.86cm" svg:y="8.025cm" chart:style-name="ch5">
              <text:p>Epochs</text:p>
            </chart:title>
          </chart:axis>
          <chart:axis chart:dimension="y" chart:name="primary-y" chart:style-name="ch4">
            <chart:title svg:x="0.451cm" svg:y="5.264cm" chart:style-name="ch6">
              <text:p>Precision</text:p>
            </chart:title>
            <chart:grid chart:style-name="ch7" chart:class="major"/>
          </chart:axis>
          <chart:series chart:style-name="ch8" chart:values-cell-range-address="train_log__LR_004.I1:train_log__LR_004.I50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5301545830991">
                <text:p>0.115301545830991</text:p>
                <draw:g>
                  <svg:desc>train_log__LR_004.I1:train_log__LR_004.I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4545052598436">
                <text:p>0.124545052598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5896935010327">
                <text:p>0.1358969350103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0679852487474">
                <text:p>0.1406798524874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63474943553802">
                <text:p>0.09634749435538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04627254096725">
                <text:p>0.09046272540967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1968314452577">
                <text:p>0.121968314452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6468302303233">
                <text:p>0.1564683023032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4724724965945">
                <text:p>0.1847247249659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9795577501723">
                <text:p>0.209795577501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6208231970961">
                <text:p>0.2162082319709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1683554687521">
                <text:p>0.1516835546875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21739627842831">
                <text:p>0.04217396278428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18257838423533">
                <text:p>0.07182578384235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6065045960039">
                <text:p>0.1060650459600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4450649571575">
                <text:p>0.1344506495715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8662500528357">
                <text:p>0.1586625005283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1181258646045">
                <text:p>0.1811812586460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04916934627357">
                <text:p>0.2049169346273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22392622907362">
                <text:p>0.2223926229073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25578979674648">
                <text:p>0.2255789796746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8282462827164">
                <text:p>0.2182824628271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0713156019519">
                <text:p>0.207131560195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2565510796949">
                <text:p>0.1625655107969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2374679343825">
                <text:p>0.1723746793438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95412205469812">
                <text:p>0.1954122054698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4719322913328">
                <text:p>0.1547193229133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90136856005057">
                <text:p>0.1901368560050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30514402778865">
                <text:p>0.2305144027788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45562223750067">
                <text:p>0.2455622237500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59838764818498">
                <text:p>0.2598387648184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6923695993748">
                <text:p>0.1269236959937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72185317225172">
                <text:p>0.06721853172251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19588123829415">
                <text:p>0.1195881238294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5407896620467">
                <text:p>0.154078966204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82082439624655">
                <text:p>0.1820824396246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0917965912333">
                <text:p>0.20917965912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33971135012301">
                <text:p>0.2339711350123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9397235421283">
                <text:p>0.2593972354212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79546043479225">
                <text:p>0.2795460434792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93797399621395">
                <text:p>0.2937973996213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86106602635139">
                <text:p>0.2861066026351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5769248964394">
                <text:p>0.2557692489643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8219430565338">
                <text:p>0.1882194305653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05992905037216">
                <text:p>0.1059929050372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79067437605034">
                <text:p>0.1790674376050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24687060918982">
                <text:p>0.2246870609189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56708818990929">
                <text:p>0.2567088189909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90132585287747">
                <text:p>0.2901325852877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12250063762588">
                <text:p>0.31225006376258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